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be853" officeooo:paragraph-rsid="002d8c5d"/>
    </style:style>
    <style:style style:name="P2" style:family="paragraph" style:parent-style-name="Standard">
      <style:text-properties officeooo:rsid="0009fd11" officeooo:paragraph-rsid="00166915"/>
    </style:style>
    <style:style style:name="P3" style:family="paragraph" style:parent-style-name="Standard">
      <style:text-properties officeooo:rsid="0009fd11" officeooo:paragraph-rsid="001f7479"/>
    </style:style>
    <style:style style:name="P4" style:family="paragraph" style:parent-style-name="Standard">
      <style:text-properties officeooo:rsid="000a446b" officeooo:paragraph-rsid="001a9b79"/>
    </style:style>
    <style:style style:name="P5" style:family="paragraph" style:parent-style-name="Standard">
      <style:text-properties officeooo:rsid="000a446b" officeooo:paragraph-rsid="0027ca99"/>
    </style:style>
    <style:style style:name="P6" style:family="paragraph" style:parent-style-name="Standard">
      <style:text-properties officeooo:rsid="000a446b" officeooo:paragraph-rsid="0029ea5e"/>
    </style:style>
    <style:style style:name="P7" style:family="paragraph" style:parent-style-name="Standard">
      <style:text-properties officeooo:rsid="000a446b" officeooo:paragraph-rsid="002b71f7"/>
    </style:style>
    <style:style style:name="P8" style:family="paragraph" style:parent-style-name="Standard">
      <style:text-properties officeooo:rsid="000a446b" officeooo:paragraph-rsid="002c8ac8"/>
    </style:style>
    <style:style style:name="P9" style:family="paragraph" style:parent-style-name="Standard">
      <style:text-properties officeooo:rsid="001c1b49" officeooo:paragraph-rsid="001a9b79"/>
    </style:style>
    <style:style style:name="P10" style:family="paragraph" style:parent-style-name="Standard">
      <style:text-properties officeooo:rsid="001c1b49" officeooo:paragraph-rsid="001c1b49"/>
    </style:style>
    <style:style style:name="P11" style:family="paragraph" style:parent-style-name="Standard">
      <style:text-properties officeooo:rsid="002b71f7" officeooo:paragraph-rsid="0027ca99"/>
    </style:style>
    <style:style style:name="P12" style:family="paragraph" style:parent-style-name="Standard">
      <style:text-properties officeooo:rsid="002b71f7" officeooo:paragraph-rsid="002b71f7"/>
    </style:style>
    <style:style style:name="P13" style:family="paragraph" style:parent-style-name="Standard">
      <style:text-properties officeooo:rsid="002a761c" officeooo:paragraph-rsid="002b71f7"/>
    </style:style>
    <style:style style:name="P14" style:family="paragraph" style:parent-style-name="Standard">
      <style:text-properties officeooo:rsid="002c4ab1" officeooo:paragraph-rsid="002b71f7"/>
    </style:style>
    <style:style style:name="P15" style:family="paragraph" style:parent-style-name="Standard">
      <style:text-properties officeooo:rsid="002c8ac8" officeooo:paragraph-rsid="002c8ac8"/>
    </style:style>
    <style:style style:name="P16" style:family="paragraph" style:parent-style-name="Standard">
      <style:text-properties fo:font-style="normal" officeooo:rsid="002d8c5d" officeooo:paragraph-rsid="002d8c5d" style:font-style-asian="normal" style:font-style-complex="normal"/>
    </style:style>
    <style:style style:name="P17" style:family="paragraph" style:parent-style-name="Standard">
      <style:text-properties fo:font-style="normal" officeooo:rsid="00301de0" officeooo:paragraph-rsid="00301de0" style:font-style-asian="normal" style:font-style-complex="normal"/>
    </style:style>
    <style:style style:name="P18" style:family="paragraph" style:parent-style-name="Standard">
      <style:paragraph-properties fo:line-height="0.2083in" fo:text-align="justify" style:justify-single-word="false"/>
      <style:text-properties style:font-name="Times New Roman" officeooo:paragraph-rsid="0035d606" style:font-name-complex="Times New Roman" style:font-size-complex="12pt"/>
    </style:style>
    <style:style style:name="P19" style:family="paragraph" style:parent-style-name="Standard">
      <style:text-properties officeooo:rsid="0009fd11" officeooo:paragraph-rsid="001f7479"/>
    </style:style>
    <style:style style:name="P20" style:family="paragraph" style:parent-style-name="Standard">
      <style:text-properties officeooo:rsid="0009fd11" officeooo:paragraph-rsid="00373f8a"/>
    </style:style>
    <style:style style:name="P21" style:family="paragraph" style:parent-style-name="Standard">
      <style:text-properties officeooo:rsid="0009fd11" officeooo:paragraph-rsid="0059f986"/>
    </style:style>
    <style:style style:name="P22" style:family="paragraph" style:parent-style-name="Standard">
      <style:text-properties officeooo:rsid="0009fd11" officeooo:paragraph-rsid="00828e25"/>
    </style:style>
    <style:style style:name="P23" style:family="paragraph" style:parent-style-name="Standard">
      <style:text-properties officeooo:rsid="0009fd11" officeooo:paragraph-rsid="0083065d"/>
    </style:style>
    <style:style style:name="P24" style:family="paragraph" style:parent-style-name="Standard">
      <style:text-properties officeooo:rsid="0009fd11" officeooo:paragraph-rsid="008445df"/>
    </style:style>
    <style:style style:name="P25" style:family="paragraph" style:parent-style-name="Standard">
      <style:text-properties officeooo:rsid="0009fd11" officeooo:paragraph-rsid="00864413"/>
    </style:style>
    <style:style style:name="P26" style:family="paragraph" style:parent-style-name="Standard">
      <style:text-properties officeooo:rsid="0009fd11" officeooo:paragraph-rsid="00877b67"/>
    </style:style>
    <style:style style:name="P27" style:family="paragraph" style:parent-style-name="Standard">
      <style:text-properties officeooo:rsid="0009fd11" officeooo:paragraph-rsid="0093ca0e"/>
    </style:style>
    <style:style style:name="P28" style:family="paragraph" style:parent-style-name="Standard">
      <style:text-properties officeooo:rsid="0009fd11" officeooo:paragraph-rsid="00947617"/>
    </style:style>
    <style:style style:name="P29" style:family="paragraph" style:parent-style-name="Standard">
      <style:text-properties officeooo:rsid="0009fd11" officeooo:paragraph-rsid="00a4660b"/>
    </style:style>
    <style:style style:name="P30" style:family="paragraph" style:parent-style-name="Standard">
      <style:text-properties officeooo:rsid="0009fd11" officeooo:paragraph-rsid="00a62dd9"/>
    </style:style>
    <style:style style:name="P31" style:family="paragraph" style:parent-style-name="Standard">
      <style:text-properties officeooo:rsid="0009fd11" officeooo:paragraph-rsid="00a9ae65"/>
    </style:style>
    <style:style style:name="P32" style:family="paragraph" style:parent-style-name="Standard">
      <style:text-properties officeooo:rsid="0009fd11" officeooo:paragraph-rsid="00aa01b1"/>
    </style:style>
    <style:style style:name="P33" style:family="paragraph" style:parent-style-name="Standard">
      <style:text-properties officeooo:rsid="0009fd11" officeooo:paragraph-rsid="00b72e75"/>
    </style:style>
    <style:style style:name="P34" style:family="paragraph" style:parent-style-name="Standard">
      <style:text-properties officeooo:rsid="0009fd11" officeooo:paragraph-rsid="00bfdbcb"/>
    </style:style>
    <style:style style:name="P35" style:family="paragraph" style:parent-style-name="Standard">
      <style:text-properties officeooo:rsid="0009fd11" officeooo:paragraph-rsid="00c14ede"/>
    </style:style>
    <style:style style:name="P36" style:family="paragraph" style:parent-style-name="Standard">
      <style:text-properties officeooo:rsid="001c1b49"/>
    </style:style>
    <style:style style:name="P37" style:family="paragraph" style:parent-style-name="Standard">
      <style:text-properties officeooo:rsid="001c1b49" officeooo:paragraph-rsid="001a9b79"/>
    </style:style>
    <style:style style:name="P38" style:family="paragraph" style:parent-style-name="Standard">
      <style:text-properties officeooo:rsid="001c1b49" officeooo:paragraph-rsid="0037e010"/>
    </style:style>
    <style:style style:name="P39" style:family="paragraph" style:parent-style-name="Standard">
      <style:text-properties officeooo:rsid="001c1b49" officeooo:paragraph-rsid="003a599d"/>
    </style:style>
    <style:style style:name="P40" style:family="paragraph" style:parent-style-name="Standard">
      <style:text-properties officeooo:rsid="001c1b49" officeooo:paragraph-rsid="003c288a"/>
    </style:style>
    <style:style style:name="P41" style:family="paragraph" style:parent-style-name="Standard">
      <style:text-properties officeooo:rsid="001c1b49" officeooo:paragraph-rsid="0051a24c"/>
    </style:style>
    <style:style style:name="P42" style:family="paragraph" style:parent-style-name="Standard">
      <style:text-properties officeooo:rsid="001c1b49" officeooo:paragraph-rsid="0053ba41"/>
    </style:style>
    <style:style style:name="P43" style:family="paragraph" style:parent-style-name="Standard">
      <style:text-properties officeooo:rsid="001c1b49" officeooo:paragraph-rsid="00549396"/>
    </style:style>
    <style:style style:name="P44" style:family="paragraph" style:parent-style-name="Standard">
      <style:text-properties officeooo:rsid="001c1b49" officeooo:paragraph-rsid="0055e5e0"/>
    </style:style>
    <style:style style:name="P45" style:family="paragraph" style:parent-style-name="Standard">
      <style:text-properties officeooo:rsid="001c1b49" officeooo:paragraph-rsid="00588575"/>
    </style:style>
    <style:style style:name="P46" style:family="paragraph" style:parent-style-name="Standard">
      <style:text-properties officeooo:rsid="001c1b49" officeooo:paragraph-rsid="0059f986"/>
    </style:style>
    <style:style style:name="P47" style:family="paragraph" style:parent-style-name="Standard">
      <style:text-properties officeooo:rsid="001c1b49" officeooo:paragraph-rsid="0064313f"/>
    </style:style>
    <style:style style:name="P48" style:family="paragraph" style:parent-style-name="Standard">
      <style:text-properties officeooo:rsid="001c1b49" officeooo:paragraph-rsid="0066e394"/>
    </style:style>
    <style:style style:name="P49" style:family="paragraph" style:parent-style-name="Standard">
      <style:text-properties officeooo:rsid="001c1b49" officeooo:paragraph-rsid="006ba747"/>
    </style:style>
    <style:style style:name="P50" style:family="paragraph" style:parent-style-name="Standard">
      <style:text-properties officeooo:rsid="001c1b49" officeooo:paragraph-rsid="006f1bfd"/>
    </style:style>
    <style:style style:name="P51" style:family="paragraph" style:parent-style-name="Standard">
      <style:text-properties officeooo:rsid="001c1b49" officeooo:paragraph-rsid="0074e072"/>
    </style:style>
    <style:style style:name="P52" style:family="paragraph" style:parent-style-name="Standard">
      <style:text-properties officeooo:rsid="001c1b49" officeooo:paragraph-rsid="00778af5"/>
    </style:style>
    <style:style style:name="P53" style:family="paragraph" style:parent-style-name="Standard">
      <style:text-properties officeooo:rsid="001c1b49" officeooo:paragraph-rsid="00790ad7"/>
    </style:style>
    <style:style style:name="P54" style:family="paragraph" style:parent-style-name="Standard">
      <style:text-properties officeooo:rsid="001c1b49" officeooo:paragraph-rsid="007c0c09"/>
    </style:style>
    <style:style style:name="P55" style:family="paragraph" style:parent-style-name="Standard">
      <style:text-properties officeooo:rsid="001c1b49" officeooo:paragraph-rsid="007ccfa3"/>
    </style:style>
    <style:style style:name="P56" style:family="paragraph" style:parent-style-name="Standard">
      <style:text-properties officeooo:rsid="001c1b49" officeooo:paragraph-rsid="007dfa93"/>
    </style:style>
    <style:style style:name="P57" style:family="paragraph" style:parent-style-name="Standard">
      <style:text-properties officeooo:rsid="001c1b49" officeooo:paragraph-rsid="007e2044"/>
    </style:style>
    <style:style style:name="P58" style:family="paragraph" style:parent-style-name="Standard">
      <style:text-properties officeooo:rsid="001c1b49" officeooo:paragraph-rsid="007f8617"/>
    </style:style>
    <style:style style:name="P59" style:family="paragraph" style:parent-style-name="Standard">
      <style:text-properties officeooo:rsid="001c1b49" officeooo:paragraph-rsid="00819a53"/>
    </style:style>
    <style:style style:name="P60" style:family="paragraph" style:parent-style-name="Standard">
      <style:text-properties officeooo:rsid="001c1b49" officeooo:paragraph-rsid="00828e25"/>
    </style:style>
    <style:style style:name="P61" style:family="paragraph" style:parent-style-name="Standard">
      <style:text-properties officeooo:rsid="001c1b49" officeooo:paragraph-rsid="00877b67"/>
    </style:style>
    <style:style style:name="P62" style:family="paragraph" style:parent-style-name="Standard">
      <style:text-properties officeooo:rsid="001c1b49" officeooo:paragraph-rsid="008a6412"/>
    </style:style>
    <style:style style:name="P63" style:family="paragraph" style:parent-style-name="Standard">
      <style:text-properties officeooo:rsid="001c1b49" officeooo:paragraph-rsid="008c37da"/>
    </style:style>
    <style:style style:name="P64" style:family="paragraph" style:parent-style-name="Standard">
      <style:text-properties officeooo:rsid="001c1b49" officeooo:paragraph-rsid="0093ca0e"/>
    </style:style>
    <style:style style:name="P65" style:family="paragraph" style:parent-style-name="Standard">
      <style:text-properties officeooo:rsid="001c1b49" officeooo:paragraph-rsid="00a3995a"/>
    </style:style>
    <style:style style:name="P66" style:family="paragraph" style:parent-style-name="Standard">
      <style:text-properties officeooo:rsid="001c1b49" officeooo:paragraph-rsid="00a9ae65"/>
    </style:style>
    <style:style style:name="P67" style:family="paragraph" style:parent-style-name="Standard">
      <style:text-properties officeooo:rsid="001c1b49" officeooo:paragraph-rsid="00aa01b1"/>
    </style:style>
    <style:style style:name="P68" style:family="paragraph" style:parent-style-name="Standard">
      <style:text-properties officeooo:rsid="001c1b49" officeooo:paragraph-rsid="00aad5a9"/>
    </style:style>
    <style:style style:name="P69" style:family="paragraph" style:parent-style-name="Standard">
      <style:text-properties officeooo:rsid="001c1b49" officeooo:paragraph-rsid="00ae977d"/>
    </style:style>
    <style:style style:name="P70" style:family="paragraph" style:parent-style-name="Standard">
      <style:text-properties officeooo:rsid="001c1b49" officeooo:paragraph-rsid="00b31a7f"/>
    </style:style>
    <style:style style:name="P71" style:family="paragraph" style:parent-style-name="Standard">
      <style:text-properties officeooo:rsid="001c1b49" officeooo:paragraph-rsid="00b636ef"/>
    </style:style>
    <style:style style:name="P72" style:family="paragraph" style:parent-style-name="Standard">
      <style:text-properties officeooo:rsid="001c1b49" officeooo:paragraph-rsid="00bb22e3"/>
    </style:style>
    <style:style style:name="P73" style:family="paragraph" style:parent-style-name="Standard">
      <style:text-properties officeooo:rsid="001c1b49" officeooo:paragraph-rsid="00bc64be"/>
    </style:style>
    <style:style style:name="P74" style:family="paragraph" style:parent-style-name="Standard">
      <style:text-properties officeooo:rsid="001c1b49" officeooo:paragraph-rsid="00bef004"/>
    </style:style>
    <style:style style:name="P75" style:family="paragraph" style:parent-style-name="Standard">
      <style:text-properties officeooo:rsid="001c1b49" officeooo:paragraph-rsid="00bf8135"/>
    </style:style>
    <style:style style:name="P76" style:family="paragraph" style:parent-style-name="Standard">
      <style:text-properties officeooo:rsid="001c1b49" officeooo:paragraph-rsid="00bfc1d3"/>
    </style:style>
    <style:style style:name="P77" style:family="paragraph" style:parent-style-name="Standard">
      <style:text-properties officeooo:rsid="001c1b49" officeooo:paragraph-rsid="00bfdbcb"/>
    </style:style>
    <style:style style:name="P78" style:family="paragraph" style:parent-style-name="Standard">
      <style:text-properties officeooo:paragraph-rsid="00166915"/>
    </style:style>
    <style:style style:name="P79" style:family="paragraph" style:parent-style-name="Standard">
      <style:text-properties fo:font-style="normal" officeooo:rsid="002d8c5d" officeooo:paragraph-rsid="002d8c5d" style:font-style-asian="normal" style:font-style-complex="normal"/>
    </style:style>
    <style:style style:name="P80" style:family="paragraph" style:parent-style-name="Standard">
      <style:text-properties officeooo:rsid="000be853" officeooo:paragraph-rsid="00166915"/>
    </style:style>
    <style:style style:name="P81" style:family="paragraph" style:parent-style-name="Standard">
      <style:text-properties officeooo:rsid="000be853" officeooo:paragraph-rsid="002c4ab1"/>
    </style:style>
    <style:style style:name="P82" style:family="paragraph" style:parent-style-name="Standard">
      <style:text-properties officeooo:rsid="000be853" officeooo:paragraph-rsid="002c9ca1"/>
    </style:style>
    <style:style style:name="P83" style:family="paragraph" style:parent-style-name="Standard">
      <style:text-properties officeooo:rsid="000be853" officeooo:paragraph-rsid="0025d38e"/>
    </style:style>
    <style:style style:name="P84" style:family="paragraph" style:parent-style-name="Standard">
      <style:text-properties officeooo:rsid="002c8ac8" officeooo:paragraph-rsid="002c8ac8"/>
    </style:style>
    <style:style style:name="P85" style:family="paragraph" style:parent-style-name="Standard">
      <style:text-properties officeooo:rsid="002c4ab1" officeooo:paragraph-rsid="002c4ab1"/>
    </style:style>
    <style:style style:name="P86" style:family="paragraph" style:parent-style-name="Standard">
      <style:text-properties officeooo:rsid="000a446b" officeooo:paragraph-rsid="002c8ac8"/>
    </style:style>
    <style:style style:name="P87" style:family="paragraph" style:parent-style-name="Standard">
      <style:text-properties officeooo:rsid="000a446b" officeooo:paragraph-rsid="002c4ab1"/>
    </style:style>
    <style:style style:name="P88" style:family="paragraph" style:parent-style-name="Standard">
      <style:text-properties officeooo:rsid="000a446b" officeooo:paragraph-rsid="00166915"/>
    </style:style>
    <style:style style:name="P89" style:family="paragraph" style:parent-style-name="Standard">
      <style:text-properties officeooo:rsid="002c9ca1" officeooo:paragraph-rsid="002c9ca1"/>
    </style:style>
    <style:style style:name="T1" style:family="text">
      <style:text-properties officeooo:rsid="000a446b"/>
    </style:style>
    <style:style style:name="T2" style:family="text">
      <style:text-properties officeooo:rsid="000be853"/>
    </style:style>
    <style:style style:name="T3" style:family="text">
      <style:text-properties officeooo:rsid="001a9b79"/>
    </style:style>
    <style:style style:name="T4" style:family="text">
      <style:text-properties officeooo:rsid="001c1b49"/>
    </style:style>
    <style:style style:name="T5" style:family="text">
      <style:text-properties officeooo:rsid="001d5cb3"/>
    </style:style>
    <style:style style:name="T6" style:family="text">
      <style:text-properties officeooo:rsid="001dc52f"/>
    </style:style>
    <style:style style:name="T7" style:family="text">
      <style:text-properties officeooo:rsid="001ed19a"/>
    </style:style>
    <style:style style:name="T8" style:family="text">
      <style:text-properties officeooo:rsid="001f7479"/>
    </style:style>
    <style:style style:name="T9" style:family="text">
      <style:text-properties officeooo:rsid="0020b377"/>
    </style:style>
    <style:style style:name="T10" style:family="text">
      <style:text-properties officeooo:rsid="0021a7da"/>
    </style:style>
    <style:style style:name="T11" style:family="text">
      <style:text-properties officeooo:rsid="00229d77"/>
    </style:style>
    <style:style style:name="T12" style:family="text">
      <style:text-properties fo:font-style="italic" officeooo:rsid="0023e20e" style:font-style-asian="italic" style:font-style-complex="italic"/>
    </style:style>
    <style:style style:name="T13" style:family="text">
      <style:text-properties fo:font-style="italic" officeooo:rsid="002c9ca1" style:font-style-asian="italic" style:font-style-complex="italic"/>
    </style:style>
    <style:style style:name="T14" style:family="text">
      <style:text-properties fo:font-style="italic" officeooo:rsid="0053ba41" style:font-style-asian="italic" style:font-style-complex="italic"/>
    </style:style>
    <style:style style:name="T15" style:family="text">
      <style:text-properties officeooo:rsid="0025d38e"/>
    </style:style>
    <style:style style:name="T16" style:family="text">
      <style:text-properties fo:font-style="normal" officeooo:rsid="002c9ca1" style:font-style-asian="normal" style:font-style-complex="normal"/>
    </style:style>
    <style:style style:name="T17" style:family="text">
      <style:text-properties fo:font-style="normal" officeooo:rsid="002d8c5d" style:font-style-asian="normal" style:font-style-complex="normal"/>
    </style:style>
    <style:style style:name="T18" style:family="text">
      <style:text-properties fo:font-style="normal" officeooo:rsid="002eab11" style:font-style-asian="normal" style:font-style-complex="normal"/>
    </style:style>
    <style:style style:name="T19" style:family="text">
      <style:text-properties fo:font-style="normal" officeooo:rsid="00301de0" style:font-style-asian="normal" style:font-style-complex="normal"/>
    </style:style>
    <style:style style:name="T20" style:family="text">
      <style:text-properties fo:font-style="normal" officeooo:rsid="0053ba41" style:font-style-asian="normal" style:font-style-complex="normal"/>
    </style:style>
    <style:style style:name="T21" style:family="text">
      <style:text-properties fo:font-style="normal" officeooo:rsid="007f8617" style:font-style-asian="normal" style:font-style-complex="normal"/>
    </style:style>
    <style:style style:name="T22" style:family="text">
      <style:text-properties fo:font-style="normal" officeooo:rsid="007e94ad" style:font-style-asian="normal" style:font-style-complex="normal"/>
    </style:style>
    <style:style style:name="T23" style:family="text">
      <style:text-properties fo:font-style="normal" officeooo:rsid="00801de0" style:font-style-asian="normal" style:font-style-complex="normal"/>
    </style:style>
    <style:style style:name="T24" style:family="text">
      <style:text-properties fo:font-style="normal" officeooo:rsid="0081758e" style:font-style-asian="normal" style:font-style-complex="normal"/>
    </style:style>
    <style:style style:name="T25" style:family="text">
      <style:text-properties fo:font-style="normal" officeooo:rsid="00819a53" style:font-style-asian="normal" style:font-style-complex="normal"/>
    </style:style>
    <style:style style:name="T26" style:family="text">
      <style:text-properties fo:font-style="normal" officeooo:rsid="00973e44" style:font-style-asian="normal" style:font-style-complex="normal"/>
    </style:style>
    <style:style style:name="T27" style:family="text">
      <style:text-properties fo:font-style="normal" officeooo:rsid="0097e570" style:font-style-asian="normal" style:font-style-complex="normal"/>
    </style:style>
    <style:style style:name="T28" style:family="text">
      <style:text-properties fo:font-style="normal" officeooo:rsid="0099541e" style:font-style-asian="normal" style:font-style-complex="normal"/>
    </style:style>
    <style:style style:name="T29" style:family="text">
      <style:text-properties fo:font-style="normal" officeooo:rsid="009a049c" style:font-style-asian="normal" style:font-style-complex="normal"/>
    </style:style>
    <style:style style:name="T30" style:family="text">
      <style:text-properties fo:font-style="normal" officeooo:rsid="009bde4b" style:font-style-asian="normal" style:font-style-complex="normal"/>
    </style:style>
    <style:style style:name="T31" style:family="text">
      <style:text-properties fo:font-style="normal" officeooo:rsid="009c156c" style:font-style-asian="normal" style:font-style-complex="normal"/>
    </style:style>
    <style:style style:name="T32" style:family="text">
      <style:text-properties fo:font-style="normal" officeooo:rsid="00a30ba3" style:font-style-asian="normal" style:font-style-complex="normal"/>
    </style:style>
    <style:style style:name="T33" style:family="text">
      <style:text-properties fo:font-style="normal" officeooo:rsid="00a7c4fd" style:font-style-asian="normal" style:font-style-complex="normal"/>
    </style:style>
    <style:style style:name="T34" style:family="text">
      <style:text-properties fo:font-style="normal" officeooo:rsid="00a7d48d" style:font-style-asian="normal" style:font-style-complex="normal"/>
    </style:style>
    <style:style style:name="T35" style:family="text">
      <style:text-properties fo:font-style="normal" officeooo:rsid="00a96af0" style:font-style-asian="normal" style:font-style-complex="normal"/>
    </style:style>
    <style:style style:name="T36" style:family="text">
      <style:text-properties fo:font-style="normal" officeooo:rsid="00ae977d" style:font-style-asian="normal" style:font-style-complex="normal"/>
    </style:style>
    <style:style style:name="T37" style:family="text">
      <style:text-properties fo:font-style="normal" officeooo:rsid="00aed0bf" style:font-style-asian="normal" style:font-style-complex="normal"/>
    </style:style>
    <style:style style:name="T38" style:family="text">
      <style:text-properties fo:font-style="normal" officeooo:rsid="00b908b4" style:font-style-asian="normal" style:font-style-complex="normal"/>
    </style:style>
    <style:style style:name="T39" style:family="text">
      <style:text-properties fo:font-style="normal" officeooo:rsid="0023e20e" style:font-style-asian="normal" style:font-style-complex="normal"/>
    </style:style>
    <style:style style:name="T40" style:family="text">
      <style:text-properties fo:font-style="normal" officeooo:rsid="00bd3685" style:font-style-asian="normal" style:font-style-complex="normal"/>
    </style:style>
    <style:style style:name="T41" style:family="text">
      <style:text-properties fo:font-style="normal" officeooo:rsid="00bf8135" style:font-style-asian="normal" style:font-style-complex="normal"/>
    </style:style>
    <style:style style:name="T42" style:family="text">
      <style:text-properties officeooo:rsid="0027ca99"/>
    </style:style>
    <style:style style:name="T43" style:family="text">
      <style:text-properties officeooo:rsid="002995fc"/>
    </style:style>
    <style:style style:name="T44" style:family="text">
      <style:text-properties fo:color="#ff0000" officeooo:rsid="001c1b49"/>
    </style:style>
    <style:style style:name="T45" style:family="text">
      <style:text-properties fo:color="#ff0000" officeooo:rsid="0027ca99"/>
    </style:style>
    <style:style style:name="T46" style:family="text">
      <style:text-properties fo:color="#00ff00" officeooo:rsid="002995fc"/>
    </style:style>
    <style:style style:name="T47" style:family="text">
      <style:text-properties fo:color="#00ff00" officeooo:rsid="0027ca99"/>
    </style:style>
    <style:style style:name="T48" style:family="text">
      <style:text-properties fo:color="#0000ff" officeooo:rsid="002995fc"/>
    </style:style>
    <style:style style:name="T49" style:family="text">
      <style:text-properties fo:color="#0000ff" officeooo:rsid="0029ea5e"/>
    </style:style>
    <style:style style:name="T50" style:family="text">
      <style:text-properties style:use-window-font-color="true" officeooo:rsid="002995fc"/>
    </style:style>
    <style:style style:name="T51" style:family="text">
      <style:text-properties officeooo:rsid="0029ea5e"/>
    </style:style>
    <style:style style:name="T52" style:family="text">
      <style:text-properties officeooo:rsid="002a761c"/>
    </style:style>
    <style:style style:name="T53" style:family="text">
      <style:text-properties officeooo:rsid="002b71f7"/>
    </style:style>
    <style:style style:name="T54" style:family="text">
      <style:text-properties officeooo:rsid="002c4ab1"/>
    </style:style>
    <style:style style:name="T55" style:family="text">
      <style:text-properties officeooo:rsid="002c8ac8"/>
    </style:style>
    <style:style style:name="T56" style:family="text">
      <style:text-properties officeooo:rsid="002c9ca1"/>
    </style:style>
    <style:style style:name="T57" style:family="text">
      <style:text-properties officeooo:rsid="002d8c5d"/>
    </style:style>
    <style:style style:name="T58" style:family="text">
      <style:text-properties officeooo:rsid="00333cb0"/>
    </style:style>
    <style:style style:name="T59" style:family="text">
      <style:text-properties officeooo:rsid="0035d606"/>
    </style:style>
    <style:style style:name="T60" style:family="text">
      <style:text-properties officeooo:rsid="00373f8a"/>
    </style:style>
    <style:style style:name="T61" style:family="text">
      <style:text-properties officeooo:rsid="0037e010"/>
    </style:style>
    <style:style style:name="T62" style:family="text">
      <style:text-properties officeooo:rsid="00387f7c"/>
    </style:style>
    <style:style style:name="T63" style:family="text">
      <style:text-properties officeooo:rsid="003a599d"/>
    </style:style>
    <style:style style:name="T64" style:family="text">
      <style:text-properties officeooo:rsid="003c288a"/>
    </style:style>
    <style:style style:name="T65" style:family="text">
      <style:text-properties officeooo:rsid="003df26e"/>
    </style:style>
    <style:style style:name="T66" style:family="text">
      <style:text-properties officeooo:rsid="003fcb40"/>
    </style:style>
    <style:style style:name="T67" style:family="text">
      <style:text-properties officeooo:rsid="003feaea"/>
    </style:style>
    <style:style style:name="T68" style:family="text">
      <style:text-properties officeooo:rsid="0041c820"/>
    </style:style>
    <style:style style:name="T69" style:family="text">
      <style:text-properties officeooo:rsid="00427e67"/>
    </style:style>
    <style:style style:name="T70" style:family="text">
      <style:text-properties officeooo:rsid="0043ca4d"/>
    </style:style>
    <style:style style:name="T71" style:family="text">
      <style:text-properties officeooo:rsid="0044ed82"/>
    </style:style>
    <style:style style:name="T72" style:family="text">
      <style:text-properties officeooo:rsid="00485c6a"/>
    </style:style>
    <style:style style:name="T73" style:family="text">
      <style:text-properties officeooo:rsid="004914fb"/>
    </style:style>
    <style:style style:name="T74" style:family="text">
      <style:text-properties officeooo:rsid="0049157c"/>
    </style:style>
    <style:style style:name="T75" style:family="text">
      <style:text-properties officeooo:rsid="00497535"/>
    </style:style>
    <style:style style:name="T76" style:family="text">
      <style:text-properties officeooo:rsid="004a48bc"/>
    </style:style>
    <style:style style:name="T77" style:family="text">
      <style:text-properties officeooo:rsid="004b4734"/>
    </style:style>
    <style:style style:name="T78" style:family="text">
      <style:text-properties officeooo:rsid="004b84e3"/>
    </style:style>
    <style:style style:name="T79" style:family="text">
      <style:text-properties officeooo:rsid="004c94e1"/>
    </style:style>
    <style:style style:name="T80" style:family="text">
      <style:text-properties officeooo:rsid="004e55cf"/>
    </style:style>
    <style:style style:name="T81" style:family="text">
      <style:text-properties officeooo:rsid="004fcdf7"/>
    </style:style>
    <style:style style:name="T82" style:family="text">
      <style:text-properties officeooo:rsid="0051a24c"/>
    </style:style>
    <style:style style:name="T83" style:family="text">
      <style:text-properties officeooo:rsid="005305c4"/>
    </style:style>
    <style:style style:name="T84" style:family="text">
      <style:text-properties officeooo:rsid="0053ba41"/>
    </style:style>
    <style:style style:name="T85" style:family="text">
      <style:text-properties officeooo:rsid="00549396"/>
    </style:style>
    <style:style style:name="T86" style:family="text">
      <style:text-properties officeooo:rsid="0054a2e1"/>
    </style:style>
    <style:style style:name="T87" style:family="text">
      <style:text-properties officeooo:rsid="0055e5e0"/>
    </style:style>
    <style:style style:name="T88" style:family="text">
      <style:text-properties officeooo:rsid="0057579a"/>
    </style:style>
    <style:style style:name="T89" style:family="text">
      <style:text-properties officeooo:rsid="00588575"/>
    </style:style>
    <style:style style:name="T90" style:family="text">
      <style:text-properties officeooo:rsid="0059f986"/>
    </style:style>
    <style:style style:name="T91" style:family="text">
      <style:text-properties officeooo:rsid="005a3426"/>
    </style:style>
    <style:style style:name="T92" style:family="text">
      <style:text-properties officeooo:rsid="005b8195"/>
    </style:style>
    <style:style style:name="T93" style:family="text">
      <style:text-properties officeooo:rsid="005c7e6f"/>
    </style:style>
    <style:style style:name="T94" style:family="text">
      <style:text-properties officeooo:rsid="005df292"/>
    </style:style>
    <style:style style:name="T95" style:family="text">
      <style:text-properties officeooo:rsid="005fddc3"/>
    </style:style>
    <style:style style:name="T96" style:family="text">
      <style:text-properties officeooo:rsid="006166d7"/>
    </style:style>
    <style:style style:name="T97" style:family="text">
      <style:text-properties officeooo:rsid="0062443c"/>
    </style:style>
    <style:style style:name="T98" style:family="text">
      <style:text-properties officeooo:rsid="0062640c"/>
    </style:style>
    <style:style style:name="T99" style:family="text">
      <style:text-properties officeooo:rsid="00637fe8"/>
    </style:style>
    <style:style style:name="T100" style:family="text">
      <style:text-properties officeooo:rsid="0064313f"/>
    </style:style>
    <style:style style:name="T101" style:family="text">
      <style:text-properties officeooo:rsid="0066e394"/>
    </style:style>
    <style:style style:name="T102" style:family="text">
      <style:text-properties officeooo:rsid="0068d108"/>
    </style:style>
    <style:style style:name="T103" style:family="text">
      <style:text-properties officeooo:rsid="0069b13d"/>
    </style:style>
    <style:style style:name="T104" style:family="text">
      <style:text-properties officeooo:rsid="006ab03f"/>
    </style:style>
    <style:style style:name="T105" style:family="text">
      <style:text-properties officeooo:rsid="006af849"/>
    </style:style>
    <style:style style:name="T106" style:family="text">
      <style:text-properties officeooo:rsid="006ba747"/>
    </style:style>
    <style:style style:name="T107" style:family="text">
      <style:text-properties officeooo:rsid="006be64e"/>
    </style:style>
    <style:style style:name="T108" style:family="text">
      <style:text-properties officeooo:rsid="006cb897"/>
    </style:style>
    <style:style style:name="T109" style:family="text">
      <style:text-properties officeooo:rsid="006d918e"/>
    </style:style>
    <style:style style:name="T110" style:family="text">
      <style:text-properties officeooo:rsid="006f1bfd"/>
    </style:style>
    <style:style style:name="T111" style:family="text">
      <style:text-properties officeooo:rsid="006f237d"/>
    </style:style>
    <style:style style:name="T112" style:family="text">
      <style:text-properties officeooo:rsid="006f5fe5"/>
    </style:style>
    <style:style style:name="T113" style:family="text">
      <style:text-properties officeooo:rsid="00701e5c"/>
    </style:style>
    <style:style style:name="T114" style:family="text">
      <style:text-properties officeooo:rsid="00714ce3"/>
    </style:style>
    <style:style style:name="T115" style:family="text">
      <style:text-properties officeooo:rsid="007340e4"/>
    </style:style>
    <style:style style:name="T116" style:family="text">
      <style:text-properties officeooo:rsid="0074dc3f"/>
    </style:style>
    <style:style style:name="T117" style:family="text">
      <style:text-properties officeooo:rsid="0074e072"/>
    </style:style>
    <style:style style:name="T118" style:family="text">
      <style:text-properties officeooo:rsid="00765bca"/>
    </style:style>
    <style:style style:name="T119" style:family="text">
      <style:text-properties officeooo:rsid="00778af5"/>
    </style:style>
    <style:style style:name="T120" style:family="text">
      <style:text-properties officeooo:rsid="0077c8fa"/>
    </style:style>
    <style:style style:name="T121" style:family="text">
      <style:text-properties officeooo:rsid="00790ad7"/>
    </style:style>
    <style:style style:name="T122" style:family="text">
      <style:text-properties officeooo:rsid="007a75e7"/>
    </style:style>
    <style:style style:name="T123" style:family="text">
      <style:text-properties officeooo:rsid="007c0c09"/>
    </style:style>
    <style:style style:name="T124" style:family="text">
      <style:text-properties officeooo:rsid="007ccfa3"/>
    </style:style>
    <style:style style:name="T125" style:family="text">
      <style:text-properties officeooo:rsid="007dfa93"/>
    </style:style>
    <style:style style:name="T126" style:family="text">
      <style:text-properties officeooo:rsid="007e2044"/>
    </style:style>
    <style:style style:name="T127" style:family="text">
      <style:text-properties officeooo:rsid="007e94ad"/>
    </style:style>
    <style:style style:name="T128" style:family="text">
      <style:text-properties officeooo:rsid="007f8617"/>
    </style:style>
    <style:style style:name="T129" style:family="text">
      <style:text-properties officeooo:rsid="00828e25"/>
    </style:style>
    <style:style style:name="T130" style:family="text">
      <style:text-properties officeooo:rsid="0083065d"/>
    </style:style>
    <style:style style:name="T131" style:family="text">
      <style:text-properties officeooo:rsid="008445df"/>
    </style:style>
    <style:style style:name="T132" style:family="text">
      <style:text-properties officeooo:rsid="00864413"/>
    </style:style>
    <style:style style:name="T133" style:family="text">
      <style:text-properties officeooo:rsid="00877b67"/>
    </style:style>
    <style:style style:name="T134" style:family="text">
      <style:text-properties officeooo:rsid="00879f35"/>
    </style:style>
    <style:style style:name="T135" style:family="text">
      <style:text-properties officeooo:rsid="008834b5"/>
    </style:style>
    <style:style style:name="T136" style:family="text">
      <style:text-properties officeooo:rsid="00891a0e"/>
    </style:style>
    <style:style style:name="T137" style:family="text">
      <style:text-properties officeooo:rsid="008a6412"/>
    </style:style>
    <style:style style:name="T138" style:family="text">
      <style:text-properties officeooo:rsid="008c37da"/>
    </style:style>
    <style:style style:name="T139" style:family="text">
      <style:text-properties officeooo:rsid="008d8f8e"/>
    </style:style>
    <style:style style:name="T140" style:family="text">
      <style:text-properties officeooo:rsid="008f8d9f"/>
    </style:style>
    <style:style style:name="T141" style:family="text">
      <style:text-properties officeooo:rsid="0090d423"/>
    </style:style>
    <style:style style:name="T142" style:family="text">
      <style:text-properties officeooo:rsid="00924961"/>
    </style:style>
    <style:style style:name="T143" style:family="text">
      <style:text-properties officeooo:rsid="0093ca0e"/>
    </style:style>
    <style:style style:name="T144" style:family="text">
      <style:text-properties officeooo:rsid="00947617"/>
    </style:style>
    <style:style style:name="T145" style:family="text">
      <style:text-properties officeooo:rsid="0095be9f"/>
    </style:style>
    <style:style style:name="T146" style:family="text">
      <style:text-properties officeooo:rsid="00973be1"/>
    </style:style>
    <style:style style:name="T147" style:family="text">
      <style:text-properties officeooo:rsid="009a049c"/>
    </style:style>
    <style:style style:name="T148" style:family="text">
      <style:text-properties officeooo:rsid="009d9570"/>
    </style:style>
    <style:style style:name="T149" style:family="text">
      <style:text-properties officeooo:rsid="009e36bd"/>
    </style:style>
    <style:style style:name="T150" style:family="text">
      <style:text-properties officeooo:rsid="009fcfac"/>
    </style:style>
    <style:style style:name="T151" style:family="text">
      <style:text-properties officeooo:rsid="00a0c583"/>
    </style:style>
    <style:style style:name="T152" style:family="text">
      <style:text-properties officeooo:rsid="00a20a89"/>
    </style:style>
    <style:style style:name="T153" style:family="text">
      <style:text-properties officeooo:rsid="00a30ba3"/>
    </style:style>
    <style:style style:name="T154" style:family="text">
      <style:text-properties officeooo:rsid="00a3995a"/>
    </style:style>
    <style:style style:name="T155" style:family="text">
      <style:text-properties officeooo:rsid="00a4660b"/>
    </style:style>
    <style:style style:name="T156" style:family="text">
      <style:text-properties officeooo:rsid="00a96af0"/>
    </style:style>
    <style:style style:name="T157" style:family="text">
      <style:text-properties officeooo:rsid="00a9ae65"/>
    </style:style>
    <style:style style:name="T158" style:family="text">
      <style:text-properties officeooo:rsid="00a9b0c0"/>
    </style:style>
    <style:style style:name="T159" style:family="text">
      <style:text-properties officeooo:rsid="00a9e843"/>
    </style:style>
    <style:style style:name="T160" style:family="text">
      <style:text-properties officeooo:rsid="00aa01b1"/>
    </style:style>
    <style:style style:name="T161" style:family="text">
      <style:text-properties officeooo:rsid="00aad5a9"/>
    </style:style>
    <style:style style:name="T162" style:family="text">
      <style:text-properties officeooo:rsid="00aaf50d"/>
    </style:style>
    <style:style style:name="T163" style:family="text">
      <style:text-properties officeooo:rsid="00accd0d"/>
    </style:style>
    <style:style style:name="T164" style:family="text">
      <style:text-properties officeooo:rsid="00ae977d"/>
    </style:style>
    <style:style style:name="T165" style:family="text">
      <style:text-properties officeooo:rsid="00aed0bf"/>
    </style:style>
    <style:style style:name="T166" style:family="text">
      <style:text-properties officeooo:rsid="00afe561"/>
    </style:style>
    <style:style style:name="T167" style:family="text">
      <style:text-properties officeooo:rsid="00b06972"/>
    </style:style>
    <style:style style:name="T168" style:family="text">
      <style:text-properties officeooo:rsid="00b23493"/>
    </style:style>
    <style:style style:name="T169" style:family="text">
      <style:text-properties officeooo:rsid="00b4dfbe"/>
    </style:style>
    <style:style style:name="T170" style:family="text">
      <style:text-properties officeooo:rsid="00b636ef"/>
    </style:style>
    <style:style style:name="T171" style:family="text">
      <style:text-properties officeooo:rsid="00b72e75"/>
    </style:style>
    <style:style style:name="T172" style:family="text">
      <style:text-properties officeooo:rsid="00b908b4"/>
    </style:style>
    <style:style style:name="T173" style:family="text">
      <style:text-properties officeooo:rsid="00ba70a0"/>
    </style:style>
    <style:style style:name="T174" style:family="text">
      <style:text-properties officeooo:rsid="00bb22e3"/>
    </style:style>
    <style:style style:name="T175" style:family="text">
      <style:text-properties officeooo:rsid="00bc64be"/>
    </style:style>
    <style:style style:name="T176" style:family="text">
      <style:text-properties officeooo:rsid="00bd3685"/>
    </style:style>
    <style:style style:name="T177" style:family="text">
      <style:text-properties officeooo:rsid="00bee4ef"/>
    </style:style>
    <style:style style:name="T178" style:family="text">
      <style:text-properties officeooo:rsid="00bef004"/>
    </style:style>
    <style:style style:name="T179" style:family="text">
      <style:text-properties officeooo:rsid="00bf8135"/>
    </style:style>
    <style:style style:name="T180" style:family="text">
      <style:text-properties officeooo:rsid="00bfc1d3"/>
    </style:style>
    <style:style style:name="T181" style:family="text">
      <style:text-properties officeooo:rsid="00bfdbcb"/>
    </style:style>
    <style:style style:name="T182" style:family="text">
      <style:text-properties officeooo:rsid="00c14ede"/>
    </style:style>
    <style:style style:name="T183" style:family="text">
      <style:text-properties officeooo:rsid="00c18e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59">"</text:span>A thread running through a number of Alvin Lucier's early works seems to be an urge to equate musical performance with an act of scientific observation, or measurement. With sound, room acoustics, and various corollaries of sound as the declared objects of this observation, Lucier seems to put musicians and listeners in a shared encounter with "nature" and "the natural world" that combines elements of science, mysticism and universalism. What are the sources of these notions of "nature" and art-making, and what is the context in post-World War II America that gives rise to this interest in measuring the behavior of sound as an aesthetic? What conclusions can be drawn from the language, methodologies and idea-world that Lucier makes use of?<text:span text:style-name="T59">"</text:span></text:p>
      <text:p text:style-name="Standard"/>
      <text:p text:style-name="P36"><text:span text:style-name="T154"/></text:p>
      <text:p text:style-name="P9"/>
      <text:p text:style-name="P9"/>
      <text:p text:style-name="P9"/>
      <text:p text:style-name="P9"/>
      <text:p text:style-name="P42"><text:span text:style-name="T69"><text:tab/></text:span></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42"><text:span text:style-name="T69"/></text:p>
      <text:p text:style-name="P68"><text:soft-page-break/><text:span text:style-name="T161">Some of Alvin Lucier's </text:span><text:span text:style-name="T173">pieces from</text:span><text:span text:style-name="T161"> the 70's </text:span><text:span text:style-name="T171">suggested a complex relationship</text:span><text:span text:style-name="T161"> to the scientific method. Through the use of this imagery in performance, he </text:span><text:span text:style-name="T162">offers</text:span><text:span text:style-name="T161"> to the listener </text:span><text:span text:style-name="T162">an experience of the objective, which is unknowable, and therefore transcendent. He achieves this through the act of labored, meticulous exploration and observation. Embedded in these themes is a mystical tension between nature and measurement, which</text:span><text:span text:style-name="T173"> seems to</text:span><text:span text:style-name="T162"> </text:span><text:span text:style-name="T173">emerge</text:span><text:span text:style-name="T162"> in his</text:span><text:span text:style-name="T173"> early</text:span><text:span text:style-name="T162"> work</text:span><text:span text:style-name="T173"> </text:span><text:span text:style-name="T162">as the result of his personal solution to the contradictory assumptions of modernity.</text:span></text:p>
      <text:p text:style-name="P68"><text:span text:style-name="T69"/></text:p>
      <text:p text:style-name="P67"><text:span text:style-name="T163">I</text:span><text:span text:style-name="T63">n turning our attention to </text:span><text:span text:style-name="T100">measuring </text:span><text:span text:style-name="T63">the extensional world as an aesthetic object, L</text:span><text:span text:style-name="T173">ucier</text:span><text:span text:style-name="T63">'s music </text:span><text:span text:style-name="T64">tells ghost stories. </text:span><text:span text:style-name="T65">At some point, t</text:span><text:span text:style-name="T64">he signifiers of frank, stark inquiry---unadorned, precise, a little nerdy---evaporate, with dropplets of ectoplasm, into the sublime holism of the </text:span><text:span text:style-name="T65">absolute</text:span><text:span text:style-name="T64">. </text:span><text:span text:style-name="T127">The listener is faced with a transformation of the everyday into the the timeless, and a process that carries itself quite similarly to scientific inquiry is the source of this transformation. </text:span></text:p>
      <text:p text:style-name="P65"><text:span text:style-name="T154"/></text:p>
      <text:p text:style-name="P45"><text:span text:style-name="T89"/></text:p>
      <text:p text:style-name="P45"><text:span text:style-name="T89">Method</text:span></text:p>
      <text:p text:style-name="P45"><text:span text:style-name="T154"/></text:p>
      <text:p text:style-name="P72"><text:span text:style-name="T140">Some scholars have noted that </text:span><text:span text:style-name="T173">Alvin Lucier</text:span><text:span text:style-name="T69">'s </text:span><text:span text:style-name="T70">musical ideas </text:span><text:span text:style-name="T140">occasionally revolve around </text:span><text:span text:style-name="T70">images</text:span><text:span text:style-name="T140">, rather than sounds</text:span><text:span text:style-name="T70">.</text:span><text:span text:style-name="T174">\cite{kuivila2012}</text:span><text:span text:style-name="T70">This use of the word connotes less a reliance on sight, per se, than situations: </text:span><text:span text:style-name="T73">Lucier immediately references </text:span><text:span text:style-name="T70">the image of the whistler station at the opening of "Gravity's Rainbow," for example</text:span><text:span text:style-name="T73">, in reminiscing about the inspiration for "Sferics."</text:span><text:span text:style-name="T174">\cite[p.~151]{lucier2012}</text:span><text:span text:style-name="T73"> His early text-scores, too, are saturated with visual and narrative imagery: for example</text:span><text:span text:style-name="T84">,</text:span><text:span text:style-name="T73"> the notation for "The Queen of the South," </text:span><text:span text:style-name="T84">is</text:span><text:span text:style-name="T73"> about as visually overstimulating as any of Pynchon's scenery-filled, high-speed, run-on sentences.</text:span><text:span text:style-name="T174">\cite[350-352]{lucier1995}</text:span><text:span text:style-name="T74"> </text:span><text:span text:style-name="T174">James</text:span><text:span text:style-name="T74"> Tenney astutely points out the Whitmanesque quality shared by much of this text.</text:span><text:span text:style-name="T174">\cite[p.~16]{lucier1995}</text:span></text:p>
      <text:p text:style-name="P50"><text:span text:style-name="T74"/></text:p>
      <text:p text:style-name="P50"><text:span text:style-name="T154">I</text:span><text:span text:style-name="T140">n response, </text:span><text:span text:style-name="T74">L</text:span><text:span text:style-name="T174">ucier</text:span><text:span text:style-name="T74"> </text:span><text:span text:style-name="T174">denies any frivolity</text:span><text:span text:style-name="T76">: "I'm trying to write clear linear prose that describes a complete situation, that has balance"</text:span><text:span text:style-name="T174">\cite[p.~16]{lucier1995}</text:span><text:span text:style-name="T76"> </text:span><text:span text:style-name="T79">This does not come as a surprise. </text:span><text:span text:style-name="T75">L</text:span><text:span text:style-name="T174">ucier</text:span><text:span text:style-name="T75">, like many in his generation </text:span><text:span text:style-name="T85">within</text:span><text:span text:style-name="T75"> the American experimental school, </text:span><text:span text:style-name="T76">value</text:span><text:span text:style-name="T133">s</text:span><text:span text:style-name="T76"> clear communication over florid embellishments, perhaps in reaction to </text:span><text:span text:style-name="T77">perceived tendencies</text:span><text:span text:style-name="T76"> concomitant with the European avant-garde.</text:span><text:span text:style-name="T78"> </text:span><text:span text:style-name="T111">A common signifier of belonging to this subculture, at least for L's generation, is</text:span><text:span text:style-name="T140"> to minimize </text:span><text:span text:style-name="T143">grandiose </text:span><text:span text:style-name="T111">self-expression. </text:span><text:span text:style-name="T140">In an interview, L</text:span><text:span text:style-name="T174">ucier</text:span><text:span text:style-name="T140"> explains the function of the text-score further, but noticeably absent is any mention of </text:span><text:span text:style-name="T141">the imagery embedded into those instructions.</text:span><text:span text:style-name="T174">\cite[p.~138]{lucier1995]</text:span><text:span text:style-name="T141"> </text:span></text:p>
      <text:p text:style-name="P50"><text:span text:style-name="T111"/></text:p>
      <text:p text:style-name="P50"><text:span text:style-name="T141">R</text:span><text:span text:style-name="T79">ather than locating the statements and endeavors of these artists within the context that </text:span><text:span text:style-name="T134">evoked</text:span><text:span text:style-name="T79"> them, </text:span><text:span text:style-name="T141">it may be tempting to claim</text:span><text:span text:style-name="T78"> that </text:span><text:span text:style-name="T112">L</text:span><text:span text:style-name="T174">ucier </text:span><text:span text:style-name="T79">actually </text:span><text:span text:style-name="T78">succeeded in erasing cultural reference from </text:span><text:span text:style-name="T112">his</text:span><text:span text:style-name="T78"> music altogether</text:span><text:span text:style-name="T112">. This claim revolves around L</text:span><text:span text:style-name="T174">ucier</text:span><text:span text:style-name="T112">'s preoccupation with scientific and natural processes</text:span><text:span text:style-name="T78">.</text:span><text:span text:style-name="T174">\cite{yang2012}</text:span><text:span text:style-name="T141"> However, to</text:span><text:span text:style-name="T174"> claim this</text:span><text:span text:style-name="T141"> would require that we ignore exactly those things which make his work unique.</text:span><text:span text:style-name="T77"> </text:span><text:span text:style-name="T85">The fact that L</text:span><text:span text:style-name="T174">ucier</text:span><text:span text:style-name="T85"> himself occasionally corroborates this</text:span><text:span text:style-name="T174"> hypothesis</text:span><text:span text:style-name="T85"> with statements about his own work </text:span><text:span text:style-name="T112">indicates more clearly</text:span><text:span text:style-name="T85"> the cultural narrative that </text:span><text:span text:style-name="T89">envelope</text:span><text:span text:style-name="T141">s</text:span><text:span text:style-name="T89"> him</text:span><text:span text:style-name="T141">. I</text:span><text:span text:style-name="T112">t does</text:span><text:span text:style-name="T141"> not give this claim</text:span><text:span text:style-name="T85"> any sort of veracity in the historiographical sense of the word</text:span><text:span text:style-name="T141">: by attempting to remove cultural specificity from his work, he is actively navigating a particular cultural dialog. </text:span></text:p>
      <text:p text:style-name="P44"><text:span text:style-name="T87"/></text:p>
      <text:p text:style-name="P44"><text:span text:style-name="T141">Lucier cannot help but be a great writer. His</text:span><text:span text:style-name="T77"> early pieces are overflowing with coherent, </text:span><text:span text:style-name="T81">beautifully</text:span><text:span text:style-name="T77"> executed imagery, which strongly </text:span><text:span text:style-name="T141">imply elements of his own character</text:span><text:span text:style-name="T77">. </text:span><text:span text:style-name="T85">The question, then, should not be whether L</text:span><text:span text:style-name="T174">ucier</text:span><text:span text:style-name="T85">'s work participates in a system of signification, but rather, what is that system? It seems reasonable, given his propensity for storytelling, to derive the answer from the sorts of stories he tells. In so doing, one must be careful to locate the elements which make up the story. </text:span><text:span text:style-name="T174">That is</text:span><text:span text:style-name="T85">, to answer any sort of question about the man's work will require an analysis of how he positions </text:span><text:soft-page-break/><text:span text:style-name="T85">himself---the protagonist of his own narrative---in relation to others. It will be especially </text:span><text:span text:style-name="T109">illuminating</text:span><text:span text:style-name="T85"> to highlight the network of experiences and exchanges that have </text:span><text:span text:style-name="T174">influenced</text:span><text:span text:style-name="T85"> him, either positively or negatively. </text:span></text:p>
      <text:p text:style-name="P43"><text:span text:style-name="T85"/></text:p>
      <text:p text:style-name="P73"><text:span text:style-name="T85">This is </text:span><text:span text:style-name="T89">not done</text:span><text:span text:style-name="T85"> in a glib attempt to </text:span><text:span text:style-name="T175">stand beyond</text:span><text:span text:style-name="T85"> history and scoff at the failed pursuits of those who came before. On the contrary, this is intended as a </text:span><text:span text:style-name="T164">nod</text:span><text:span text:style-name="T85"> to the man whose music, stories, and example truly inspired the author. Foucault writes, </text:span><text:span text:style-name="T86">in the</text:span><text:span text:style-name="T87"> affected</text:span><text:span text:style-name="T86"> voice of the historian: </text:span><text:span text:style-name="T85">"</text:span><text:span text:style-name="T86">No past is greater than your present, and, through my meticulous erudition, I will rid you of your infatuations and transform the grandeur of history into pettiness, evil, and misfortune,"</text:span><text:span text:style-name="T175">\cite[p.~91]{Foucalt1984}</text:span><text:span text:style-name="T86"> meaning to point out the shameless astigmatism such whig analyses offer. An honest account of L</text:span><text:span text:style-name="T175">ucier</text:span><text:span text:style-name="T86">'s work</text:span><text:span text:style-name="T109">---</text:span><text:span text:style-name="T86">and the least insulting</text:span><text:span text:style-name="T109">---</text:span><text:span text:style-name="T86">must</text:span><text:span text:style-name="T112"> (without </text:span><text:span text:style-name="T175">grovelling</text:span><text:span text:style-name="T112">!)</text:span><text:span text:style-name="T86"> take into account the complex system of influences and reactions that </text:span><text:span text:style-name="T134">are</text:span><text:span text:style-name="T86"> the food of the artist. </text:span><text:span text:style-name="T141">In short, w</text:span><text:span text:style-name="T90">hat was L</text:span><text:span text:style-name="T175">ucier</text:span><text:span text:style-name="T90"> eating, and how did it find expression in his work?</text:span></text:p>
      <text:p text:style-name="P44"><text:span text:style-name="T87"/></text:p>
      <text:p text:style-name="P44"><text:span text:style-name="T87">To offer a complete answer to this question is, of course, impossible. Furthermore, it is a bit misguided. Instead, the author will attempt to unpack a small subset of themes, to which a small subset of L</text:span><text:span text:style-name="T175">ucier</text:span><text:span text:style-name="T87">'s output relates</text:span><text:span text:style-name="T134">. </text:span><text:span text:style-name="T87">Care will be taken not to assume</text:span><text:span text:style-name="T88"> either opposing birds-eye-views of the polemicist or the sycophant.</text:span><text:span text:style-name="T134"> Care will also be taken to step back and recall that the pieces described herein represent contingent moments in the </text:span><text:span text:style-name="T141">development</text:span><text:span text:style-name="T134"> of an artist who is still active</text:span><text:span text:style-name="T141">.</text:span><text:span text:style-name="T134"> </text:span><text:span text:style-name="T141">S</text:span><text:span text:style-name="T134">ome of these themes </text:span><text:span text:style-name="T141">c</text:span><text:span text:style-name="T135">ome </text:span><text:span text:style-name="T141">from work L</text:span><text:span text:style-name="T175">ucier</text:span><text:span text:style-name="T141"> made </text:span><text:span text:style-name="T135">thirty years ago.</text:span><text:span text:style-name="T88"> </text:span><text:span text:style-name="T141">Therefore t</text:span><text:span text:style-name="T88">he perspective </text:span><text:span text:style-name="T141">I take </text:span><text:span text:style-name="T88">will be dusty, </text:span><text:span text:style-name="T90">limited, and subtle. </text:span></text:p>
      <text:p text:style-name="P44"><text:span text:style-name="T88"/></text:p>
      <text:p text:style-name="P46"><text:span text:style-name="T90">Alvin</text:span></text:p>
      <text:p text:style-name="P46"><text:span text:style-name="T61"/></text:p>
      <text:p text:style-name="P64"><text:span text:style-name="T133">Lucier is very fond of reminding his students that Ives </text:span><text:span text:style-name="T165">sold insurance for a living</text:span><text:span text:style-name="T133">. In fact, this characterization of Ives makes up the first chapter in </text:span><text:span text:style-name="T175">his recent</text:span><text:span text:style-name="T133"> book.</text:span><text:span text:style-name="T135"> </text:span><text:span text:style-name="T133">Ives, in Lucier's worldview, </text:span><text:span text:style-name="T135">is </text:span><text:span text:style-name="T133">an American solution to the problem of </text:span><text:span text:style-name="T142">high M</text:span><text:span text:style-name="T133">odern</text:span><text:span text:style-name="T175">ism</text:span><text:span text:style-name="T133">, as posed by the European avant-garde.</text:span><text:span text:style-name="T175">\cite[p.~3]{lucier2012}</text:span><text:span text:style-name="T142"> It is not difficult to imagine that Lucier might feel a kindred sort of bond, or perhaps even a line of descent. </text:span><text:span text:style-name="T66">The protagonist, in </text:span><text:span text:style-name="T175">Lucier</text:span><text:span text:style-name="T66">'s implied narrative, is n</text:span><text:span text:style-name="T65">ot a hero, or a virtuoso, or a technician. </text:span><text:span text:style-name="T66">This person is no "courtly muse</text:span><text:span text:style-name="T67">,</text:span><text:span text:style-name="T66">"</text:span><text:span text:style-name="T67"> to quote </text:span><text:span text:style-name="T72">Emerson</text:span><text:span text:style-name="T175">,</text:span><text:span text:style-name="T72"> via Lucier</text:span><text:span text:style-name="T67">. In fact, he </text:span><text:span text:style-name="T72">just </text:span><text:span text:style-name="T67">might be an insurance salesman.</text:span><text:span text:style-name="T175">\cite[p.~3]{lucier2012}</text:span><text:span text:style-name="T133"> </text:span></text:p>
      <text:p text:style-name="P64"><text:span text:style-name="T142"/></text:p>
      <text:p text:style-name="P64"><text:span text:style-name="T69">An unpretentious earnestness pervades</text:span><text:span text:style-name="T142"> </text:span><text:span text:style-name="T69">the imagery of his</text:span><text:span text:style-name="T143"> often</text:span><text:span text:style-name="T69"> </text:span><text:span text:style-name="T71">vividly</text:span><text:span text:style-name="T69"> visual compositions</text:span><text:span text:style-name="T142">. </text:span><text:span text:style-name="T143">As Tenney notes in the aforementioned piece, </text:span><text:span text:style-name="T175">``'</text:span><text:span text:style-name="T143">plain</text:span><text:span text:style-name="T175">'</text:span><text:span text:style-name="T143"> and </text:span><text:span text:style-name="T175">'</text:span><text:span text:style-name="T143">poetic</text:span><text:span text:style-name="T175">'</text:span><text:span text:style-name="T143"> are not necessarily mutually exclusive qualities</text:span><text:span text:style-name="T69">.</text:span><text:span text:style-name="T175">''\cite[p.~16]{lucier1995}</text:span><text:span text:style-name="T71"> </text:span><text:span text:style-name="T67">As a result, </text:span><text:span text:style-name="T175">his</text:span><text:span text:style-name="T67"> </text:span><text:span text:style-name="T175">compositions</text:span><text:span text:style-name="T68"> are simple, but not sleek. </text:span><text:span text:style-name="T80">This is by design: foremost in Lucier's value system is</text:span><text:span text:style-name="T90"> an</text:span><text:span text:style-name="T80"> integral devotion to the process. He is paying Cage a rather high compliment when he says:</text:span><text:span text:style-name="T175"> ``</text:span><text:span text:style-name="T81">he's extremely meticulous with his scores. He doesn't cheat, either</text:span><text:span text:style-name="T175">.''\cite[p.~11]{</text:span><text:span text:style-name="T81">109 p.11</text:span><text:span text:style-name="T175">}</text:span></text:p>
      <text:p text:style-name="P64"><text:span text:style-name="T143"/></text:p>
      <text:p text:style-name="P64"><text:span text:style-name="T82">Like many artists in his camp, he </text:span><text:span text:style-name="T83">constantly renegotiate</text:span><text:span text:style-name="T175">s</text:span><text:span text:style-name="T82"> a balance between the desire to polish his work and the desire to </text:span><text:span text:style-name="T83">allow the process to unfold on its own. For L</text:span><text:span text:style-name="T175">ucier</text:span><text:span text:style-name="T83">, the distinction is simultaneously one of aesthetics and one of ethics. Speaking about a recording of</text:span><text:span text:style-name="T175"> ``</text:span><text:span text:style-name="T83">Music on a Long Thin Wire,</text:span><text:span text:style-name="T175">''</text:span><text:span text:style-name="T83"> where he </text:span><text:span text:style-name="T90">grappled with</text:span><text:span text:style-name="T83"> his instinctive desire to edit, he relates: </text:span><text:span text:style-name="T175">``</text:span><text:span text:style-name="T83">I said to myself, </text:span><text:span text:style-name="T175">'</text:span><text:span text:style-name="T83">Don't cheat. You said you wouldn't cheat. The listener may not know you cheated, but you'll know.</text:span><text:span text:style-name="T175">'''\cite[p.~530]{lucier1995}</text:span><text:span text:style-name="T83"> </text:span></text:p>
      <text:p text:style-name="P41"><text:span text:style-name="T143"/></text:p>
      <text:p text:style-name="P64"><text:span text:style-name="T143">Nature</text:span></text:p>
      <text:p text:style-name="P41"><text:span text:style-name="T83"/></text:p>
      <text:p text:style-name="P27"><text:span text:style-name="T5">If we </text:span><text:span text:style-name="T134">momentarily </text:span><text:span text:style-name="T5">set aside some of his more psychologically-driven entries</text:span><text:span text:style-name="T77">,</text:span><text:span text:style-name="T61"> </text:span><text:span text:style-name="T164">Lucier's</text:span><text:span text:style-name="T61"> </text:span><text:span text:style-name="T143">early </text:span><text:span text:style-name="T61">work is </text:span><text:soft-page-break/><text:span text:style-name="T143">often positioned as </text:span><text:span text:style-name="T61">an encounter with the natural</text:span><text:span text:style-name="T62">: the physical, the causal, the salient</text:span><text:span text:style-name="T61">.</text:span><text:span text:style-name="T62"> Nature</text:span><text:span text:style-name="T63">,</text:span><text:span text:style-name="T62"> in this </text:span><text:span text:style-name="T63">sense,</text:span><text:span text:style-name="T62"> is not limited to the domain of</text:span><text:span text:style-name="T63"> the pastoral landscape</text:span><text:span text:style-name="T175">,</text:span><text:span text:style-name="T63"> but the lattice of observable facts, presented in a </text:span><text:span text:style-name="T176">simple</text:span><text:span text:style-name="T63">, understated tone of voice, from the reference frame of the individual.</text:span><text:span text:style-name="T143"> </text:span></text:p>
      <text:p text:style-name="P27"><text:span text:style-name="T143"/></text:p>
      <text:p text:style-name="P27"><text:span text:style-name="T176">Furthermore, m</text:span><text:span text:style-name="T3">any of the</text:span><text:span text:style-name="T176">se</text:span><text:span text:style-name="T3"> compositions</text:span><text:span text:style-name="T176"> seem to</text:span><text:span text:style-name="T3"> </text:span><text:span text:style-name="T5">appropriate</text:span><text:span text:style-name="T3"> </text:span><text:span text:style-name="T4">imagery from</text:span><text:span text:style-name="T3"> nineteenth-century </text:span><text:span text:style-name="T176">\emph{</text:span><text:span text:style-name="T39">naturphilosophie</text:span><text:span text:style-name="T40">}</text:span><text:span text:style-name="T14"> </text:span><text:span text:style-name="T20">and transcendentalism</text:span><text:span text:style-name="T3">. </text:span><text:span text:style-name="T5">This imagery appears in the form of</text:span><text:span text:style-name="T84"> his text-score</text:span><text:span text:style-name="T5"> instructions to the performers as well as the theatrical spectacle they present to the audience. </text:span><text:span text:style-name="T8">Lucier's methods, language, and imagery </text:span><text:span text:style-name="T132">appear to </text:span><text:span text:style-name="T8">stem from a</text:span><text:span text:style-name="T9">n </text:span><text:span text:style-name="T10">appeal to</text:span><text:span text:style-name="T8"> the natural </text:span><text:span text:style-name="T10">as a solution to the aesthetic </text:span><text:span text:style-name="T11">contradictions set in place by</text:span><text:span text:style-name="T143"> modernity</text:span><text:span text:style-name="T11">. </text:span></text:p>
      <text:p text:style-name="P28"><text:span text:style-name="T84"/></text:p>
      <text:p text:style-name="P28"><text:span text:style-name="T176">Frequently, t</text:span><text:span text:style-name="T5">he</text:span><text:span text:style-name="T176"> enlisted</text:span><text:span text:style-name="T5"> performer must </text:span><text:span text:style-name="T6">participate in an action of embodied measurement. Located within the already loaded space of the concert hall, these </text:span><text:span text:style-name="T7">measurements</text:span><text:span text:style-name="T6"> function </text:span><text:span text:style-name="T8">in a manner</text:span><text:span text:style-name="T6"> similar to virtuosic instrumental performance</text:span><text:span text:style-name="T176">, in that</text:span><text:span text:style-name="T6"> </text:span><text:span text:style-name="T8">successfully completing</text:span><text:span text:style-name="T6"> </text:span><text:span text:style-name="T8">such an</text:span><text:span text:style-name="T6"> action requires the performer to commit unflinchingly to a theatrical situation, and this commitment invites the audience to observe the process as it unfolds. However, the </text:span><text:span text:style-name="T7">actions completed on stage often lie outside the canonical domain of musical production. This practice of recontextualizing the non-musical, which is not uncommon in the music of the American experimental movement, might be succinctly described as “reframing.”</text:span><text:span text:style-name="T176">\cite{dewar2012} </text:span><text:span text:style-name="T61">By encouraging performers and audience members to relate to nature through the task of measurement, </text:span><text:span text:style-name="T62">he presents nature as a basis of facts</text:span><text:span text:style-name="T90">:</text:span><text:span text:style-name="T62"> shared, absolute, and direct. </text:span></text:p>
      <text:p text:style-name="P21"><text:span text:style-name="T90"/></text:p>
      <text:p text:style-name="P33"><text:span text:style-name="T155">In the years following World-War II,</text:span><text:span text:style-name="T91"> a common </text:span><text:span text:style-name="T155">characteristic </text:span><text:span text:style-name="T91">within the subculture of the American experimental movement</text:span><text:span text:style-name="T171"> was a hunger for the inception of an identity separate from Europe. Lucier was no exception to this. In the opening lines of his book</text:span><text:span text:style-name="T176">,</text:span><text:span text:style-name="T171"> </text:span><text:span text:style-name="T176">\underline{</text:span><text:span text:style-name="T171">Music 109</text:span><text:span text:style-name="T176">}</text:span><text:span text:style-name="T171">, he writes: "When I went to college we studied the masterpieces of European music... one felt one's spiritual home was in Europe</text:span><text:span text:style-name="T172">...We all had inferiority complexes</text:span><text:span text:style-name="T171">."</text:span><text:span text:style-name="T91"> </text:span><text:span text:style-name="T176">\cite[p.~1]{lucier2012}</text:span></text:p>
      <text:p text:style-name="P33"><text:span text:style-name="T91"/></text:p>
      <text:p text:style-name="P33"><text:span text:style-name="T171">In its polemical form, this identity crisis manifested itself as a criticism </text:span><text:span text:style-name="T91">of </text:span><text:span text:style-name="T176">indulgent</text:span><text:span text:style-name="T91"> self-expression</text:span><text:span text:style-name="T176"> in Europe</text:span><text:span text:style-name="T171">.</text:span><text:span text:style-name="T115"> </text:span><text:span text:style-name="T171">E</text:span><text:span text:style-name="T113">ach composer in this group </text:span><text:span text:style-name="T115">offers</text:span><text:span text:style-name="T113"> unique strategies for </text:span><text:span text:style-name="T176">navigating</text:span><text:span text:style-name="T113"> this.</text:span><text:span text:style-name="T176"> For example,</text:span><text:span text:style-name="T91"> </text:span><text:span text:style-name="T113">L</text:span><text:span text:style-name="T176">ucier</text:span><text:span text:style-name="T113"> explains</text:span><text:span text:style-name="T91"> Cage's method of indeterminacy as a solution</text:span><text:span text:style-name="T113">: </text:span><text:span text:style-name="T177">``</text:span><text:span text:style-name="T91">Indeterminacy gets personal preference out of the compositional process. Isn't that a shocking idea? Weren't we always taught that art was about self-expression?</text:span><text:span text:style-name="T177">''</text:span><text:span text:style-name="T176">\cite[p.~11]{lucier2012}</text:span><text:span text:style-name="T91"> He similarly praises Christian Wol</text:span><text:span text:style-name="T155">f</text:span><text:span text:style-name="T91">f's </text:span><text:span text:style-name="T155">solution</text:span><text:span text:style-name="T91"> through interaction</text:span><text:span text:style-name="T113"> and contingency</text:span><text:span text:style-name="T91">.</text:span><text:span text:style-name="T176">\cite[p.~46]{lucier2012}</text:span><text:span text:style-name="T91"> </text:span><text:span text:style-name="T176">Likewise</text:span><text:span text:style-name="T92">, </text:span><text:span text:style-name="T144">early </text:span><text:span text:style-name="T92">L</text:span><text:span text:style-name="T176">ucier</text:span><text:span text:style-name="T134"> </text:span><text:span text:style-name="T92">relinquish</text:span><text:span text:style-name="T176">es</text:span><text:span text:style-name="T92"> composerly control in </text:span><text:span text:style-name="T176">a different</text:span><text:span text:style-name="T92"> way </text:span><text:span text:style-name="T176">from</text:span><text:span text:style-name="T92"> either of </text:span><text:span text:style-name="T113">these</text:span><text:span text:style-name="T92"> colleagues. L</text:span><text:span text:style-name="T176">ucier</text:span><text:span text:style-name="T92">'s solution </text:span><text:span text:style-name="T134">wa</text:span><text:span text:style-name="T92">s to supplant his own conscious intelligence with the intelligence of nature. </text:span></text:p>
      <text:p text:style-name="P29"><text:span text:style-name="T155"/></text:p>
      <text:p text:style-name="P35"><text:span text:style-name="T90">Although he </text:span><text:span text:style-name="T94">might</text:span><text:span text:style-name="T134"> </text:span><text:span text:style-name="T90">use </text:span><text:span text:style-name="T151">less </text:span><text:span text:style-name="T152">sentimental</text:span><text:span text:style-name="T90"> </text:span><text:span text:style-name="T182">vocabulary</text:span><text:span text:style-name="T153"> </text:span><text:span text:style-name="T90">to describe it, the idea of a </text:span><text:span text:style-name="T152">natural</text:span><text:span text:style-name="T90"> intelligence is central </text:span><text:span text:style-name="T110">to</text:span><text:span text:style-name="T90"> the construction of nature </text:span><text:span text:style-name="T110">in </text:span><text:span text:style-name="T90">L</text:span><text:span text:style-name="T176">ucier</text:span><text:span text:style-name="T90">'s</text:span><text:span text:style-name="T176"> early</text:span><text:span text:style-name="T90"> work. He expresses an affinity for this concept in several ways. </text:span><text:span text:style-name="T152">P</text:span><text:span text:style-name="T90">erhaps most obvious is his devotion to his self-ascribed role as a documentarian of this intelligence. </text:span><text:span text:style-name="T114">Many of L</text:span><text:span text:style-name="T177">ucier</text:span><text:span text:style-name="T114">'s compositions from this period</text:span><text:span text:style-name="T177"> seem to</text:span><text:span text:style-name="T114"> consist of the</text:span><text:span text:style-name="T115"> unadorned</text:span><text:span text:style-name="T114"> presentation of a physical or </text:span><text:span text:style-name="T115">biological</text:span><text:span text:style-name="T114"> </text:span><text:span text:style-name="T115">principle. </text:span></text:p>
      <text:p text:style-name="P35"><text:span text:style-name="T115"/></text:p>
      <text:p text:style-name="P35"><text:span text:style-name="T115">According to L</text:span><text:span text:style-name="T177">ucier</text:span><text:span text:style-name="T115">, this is the best method of contemplating the natural, and learning whatever it has to offer: </text:span><text:span text:style-name="T177">``</text:span><text:span text:style-name="T115">I don't bring an idea of mine about composition into a space and superimpose it on that space, I just bring a very simple idea about a task that players can do and let the space push the players around. In that way, I always learn something about a space...</text:span><text:span text:style-name="T177">''\cite[p.~78]{lucier1995}</text:span><text:span text:style-name="T115"> In the interview from which </text:span><text:span text:style-name="T177">the above</text:span><text:span text:style-name="T115"> quote was taken, L</text:span><text:span text:style-name="T177">ucier</text:span><text:span text:style-name="T115"> was talking about</text:span><text:span text:style-name="T177"> \emph{</text:span><text:span text:style-name="T115">Vespers</text:span><text:span text:style-name="T177">}</text:span><text:span text:style-name="T115">, a piece that involves sound in spaces, but one could easily imagine him saying something analogous about any of the processes his early pieces explore. Thus, </text:span><text:span text:style-name="T155">space</text:span><text:span text:style-name="T115"> is</text:span><text:span text:style-name="T116"> simultaneously</text:span><text:span text:style-name="T115"> granted agency and intelligence. </text:span></text:p>
      <text:p text:style-name="P29"><text:span text:style-name="T115"/></text:p>
      <text:p text:style-name="P30"><text:soft-page-break/><text:span text:style-name="T130"/></text:p>
      <text:p text:style-name="P29"><text:span text:style-name="T163"/></text:p>
      <text:p text:style-name="P32"><text:span text:style-name="T144">Vespers</text:span><text:span text:style-name="T178"> (1968)</text:span></text:p>
      <text:p text:style-name="P32"><text:span text:style-name="T144"/></text:p>
      <text:p text:style-name="P32"><text:span text:style-name="T145">The text-score for </text:span><text:span text:style-name="T177">``</text:span><text:span text:style-name="T145">Vespers</text:span><text:span text:style-name="T177">''</text:span><text:span text:style-name="T145"> includes a brief homage to </text:span><text:span text:style-name="T177">``</text:span><text:span text:style-name="T145">...all living creatures </text:span><text:span text:style-name="T177">who </text:span><text:span text:style-name="T145">inhabit dark places and who, over the years, have developed acuity in the art of echolocation.</text:span><text:span text:style-name="T177">''\cite[p.~312]{lucier1995}</text:span><text:span text:style-name="T145"> In particular, he is referring to the common North American bat.</text:span><text:span text:style-name="T177">\cite[p.~86]{lucier2012}</text:span><text:span text:style-name="T145"> </text:span></text:p>
      <text:p text:style-name="P32"><text:span text:style-name="T145"/></text:p>
      <text:p text:style-name="P32"><text:span text:style-name="T145">The piece first calls for players to blind themselves, either with blindfolds or sunglasses, or by performing in the dark. Lucier delineates that the performers should use specialized clicking devices, called </text:span><text:span text:style-name="T177">\emph{</text:span><text:span text:style-name="T145">Sondols</text:span><text:span text:style-name="T177">}</text:span><text:span text:style-name="T145">, which were constructed by an acquaintance of his. These devices were designed to allow humans to communicate with dolphins.</text:span></text:p>
      <text:p text:style-name="P32"><text:span text:style-name="T146"/></text:p>
      <text:p text:style-name="P32"><text:span text:style-name="T146">He goes on to ask the performer to </text:span><text:span text:style-name="T177">``</text:span><text:span text:style-name="T146">accept and perform the task of acoustic orientation by scanning the environment and monitoring the changing relationships between the outgoing and returning clicks.</text:span><text:span text:style-name="T177">''\cite[p.312]{lucier1995}</text:span><text:span text:style-name="T146"> His description of the piece is largely pragmatic, but towards the end he includes a few lines of simple, evocative, prose:</text:span></text:p>
      <text:p text:style-name="P32"><text:span text:style-name="T177">``</text:span><text:span text:style-name="T146">Dive with whales, fly with certain nocturnal birds or bats... or seek the help of other experts in the art of echolocation.</text:span><text:span text:style-name="T177">''\cite[p.~314]{lucier1995}</text:span></text:p>
      <text:p text:style-name="P32"><text:span text:style-name="T181"/></text:p>
      <text:p text:style-name="P32"><text:span text:style-name="T92"/></text:p>
      <text:p text:style-name="P67"><text:span text:style-name="T126">The Queen of the South</text:span><text:span text:style-name="T178"> (1972)</text:span></text:p>
      <text:p text:style-name="P67"><text:span text:style-name="T126"/></text:p>
      <text:p text:style-name="P67"><text:span text:style-name="T127">The text-score for this piece attributes its inspiration to the work of two individuals: Ernst Florens Friedrich Chladni, and Hans Jenny. The first volume of Jenny's book, "Cymatics," which had just </text:span><text:span text:style-name="T144">been published</text:span><text:span text:style-name="T127"> in 1967, combined absolutely stunning color photographs of phenomena produced by vibration. </text:span><text:span text:style-name="T128">Jenny's work was also heavily influenced by Chladni, who in the early 19</text:span><text:span text:style-name="T178">^{</text:span><text:span text:style-name="T128">th</text:span><text:span text:style-name="T178">}</text:span><text:span text:style-name="T128"> century became famous because of his methods for visualizing acoustic modes. </text:span><text:span text:style-name="T22">Jenny</text:span><text:span text:style-name="T127"> passed away the year Luc</text:span><text:span text:style-name="T128">ier wrote the piece. </text:span></text:p>
      <text:p text:style-name="P67"><text:span text:style-name="T128"/></text:p>
      <text:p text:style-name="P67"><text:span text:style-name="T139">In his interview about the piece in </text:span><text:span text:style-name="T178">``</text:span><text:span text:style-name="T139">Reflections,</text:span><text:span text:style-name="T178">''</text:span><text:span text:style-name="T139"> he gives no clues about </text:span><text:span text:style-name="T178">the rich</text:span><text:span text:style-name="T139"> imagery</text:span><text:span text:style-name="T178"> he embeds into his score</text:span><text:span text:style-name="T139">, which is consistent with his </text:span><text:span text:style-name="T140">remarks to Tenney.</text:span><text:span text:style-name="T144"> Regardless, i</text:span><text:span text:style-name="T128">n the text, Lucier </text:span><text:span text:style-name="T138">gives us the setting</text:span><text:span text:style-name="T135">, with a whimsical tone of voice that reflects what is probably earnest excitement. The list is almost alchemical in its word choice: </text:span></text:p>
      <text:p text:style-name="P74"><text:span text:style-name="T178"/></text:p>
      <text:p text:style-name="P74"><text:span text:style-name="T178">\begin{singlespace}</text:span></text:p>
      <text:p text:style-name="P67"><text:span text:style-name="T178">``</text:span><text:span text:style-name="T128">Sing speak or play electronic or acoustic musical instruments in such a way as to activate metal plates, drum heads, sheets of glass, or any wood, copper, steel, glass, cardboard, earthenware, or other responsive surfaces upon which are strewn quartz sand, silver salt, iron filings, lycopodium, granulated sugar, pearled barley or grains of other kinds, or other similar materials suitable for making visible the effects of sound.</text:span><text:span text:style-name="T178">''</text:span></text:p>
      <text:p text:style-name="P74"><text:span text:style-name="T178">\end{singlespace}</text:span></text:p>
      <text:p text:style-name="P74"><text:span text:style-name="T178"/></text:p>
      <text:p text:style-name="P67"><text:span text:style-name="T128">He</text:span><text:span text:style-name="T129">re, he is echoing many of the elements</text:span><text:span text:style-name="T160"> Jenny</text:span><text:span text:style-name="T129"> </text:span><text:span text:style-name="T178">catalogs</text:span><text:span text:style-name="T160">,</text:span><text:span text:style-name="T129"> in the pages of </text:span><text:span text:style-name="T178">``</text:span><text:span text:style-name="T129">Cymatics</text:span><text:span text:style-name="T160">,</text:span><text:span text:style-name="T178">''</text:span><text:span text:style-name="T160"> to describe his methods.</text:span><text:span text:style-name="T178">\cite{Jenny2001}</text:span><text:span text:style-name="T135"> </text:span><text:span text:style-name="T136">The longest paragraph in the score informs us that </text:span><text:span text:style-name="T137">we have a choice: we could either improvise</text:span><text:span text:style-name="T145"> with the system</text:span><text:span text:style-name="T138">, or we could follow the imagery that results from the sound. </text:span></text:p>
      <text:p text:style-name="P67"><text:span text:style-name="T138"/></text:p>
      <text:p text:style-name="P67"><text:span text:style-name="T146">Ernst</text:span></text:p>
      <text:p text:style-name="P67"><text:span text:style-name="T123"/></text:p>
      <text:p text:style-name="P67"><text:soft-page-break/><text:span text:style-name="T179">``</text:span><text:span text:style-name="T123">It occurred to me that an artist who knows how to give himself some publicity is less attached to a certain place and has more opportunities of being received kindly and profiting nearly everywhere than a scholar dedicated to the academic life, and I hoped to succeed likewise, not by means of virtuosity, because I had so late in life begun to learn music, but due to the invention of a new instrument.</text:span><text:span text:style-name="T179">''\cite[p.~17]{Stockmann}</text:span></text:p>
      <text:p text:style-name="P67"><text:span text:style-name="T123"/></text:p>
      <text:p text:style-name="P67"><text:span text:style-name="T124">From 1792 - 1812 he traveled Europe, giving demonstrations of his findings</text:span><text:span text:style-name="T179">.\cite[p.~21]{Stockmann} </text:span><text:span text:style-name="T124">Early in his travels he met Lichtenberg, and their interaction sparked his interest in meteors, which, much later in life, would become the topic of his second contribution to the scientific community.</text:span><text:span text:style-name="T179">\cite[p.~28]{</text:span><text:span text:style-name="T124">Ullman</text:span><text:span text:style-name="T179">}</text:span><text:span text:style-name="T124"> It is clear from his remarks that </text:span><text:span text:style-name="T179">Chladni</text:span><text:span text:style-name="T123"> situated his findings as similar to, but distinct from, musical virtuosity.</text:span><text:span text:style-name="T149"> </text:span><text:span text:style-name="T124">He invented two novel musical instruments, both of which failed to capture the public imagination nearly as effectively as his plate demonstrations. </text:span><text:span text:style-name="T147">Because of the</text:span><text:span text:style-name="T149"> physical</text:span><text:span text:style-name="T147"> immediacy </text:span><text:span text:style-name="T149">and synaesthetic spectacle of his</text:span><text:span text:style-name="T147"> demonstrations, Chladni was able to present his lectures in a way that appealed to </text:span><text:span text:style-name="T148">wealthy, powerful</text:span><text:span text:style-name="T147"> people all across Europe. </text:span></text:p>
      <text:p text:style-name="P67"><text:span text:style-name="T147"/></text:p>
      <text:p text:style-name="P75"><text:span text:style-name="T149">Although he was content not to speculate beyond the results of his observations, this could not prevent others from speculating for him.</text:span><text:span text:style-name="T179">\cite[p.~13]{Bonds}</text:span><text:span text:style-name="T149"> </text:span>The possibility that nature could provide the basis for<text:span text:style-name="T179"> ideas surrounding</text:span> musical<text:span text:style-name="T179"> and visual</text:span> beauty <text:span text:style-name="T128">especially resonated with the </text:span><text:span text:style-name="T179">\emph{</text:span><text:span text:style-name="T21">Naturphilosophen</text:span><text:span text:style-name="T41">}</text:span><text:span text:style-name="T30"> in Germany, and later the Transcendentalists in America.</text:span><text:span text:style-name="T41">\cite[p.15]{</text:span><text:span text:style-name="T31">Bonds</text:span><text:span text:style-name="T41">} </text:span>Goethe<text:span text:style-name="T150">, for example</text:span><text:span text:style-name="T163">,</text:span><text:span text:style-name="T27"> initially</text:span><text:span text:style-name="T21"> paints him as </text:span><text:span text:style-name="T23">pragmatic to a fault. In a letter to Schiller dated 1803, Goethe writes: </text:span></text:p>
      <text:p text:style-name="P67"><text:span text:style-name="T23"/></text:p>
      <text:p text:style-name="P75"><text:span text:style-name="T41">``\</text:span><text:span text:style-name="T23">[Chladni</text:span><text:span text:style-name="T41">\</text:span><text:span text:style-name="T23">] belongs to... those blissful persons who have not the faintest idea that there is something as </text:span><text:span text:style-name="T41">\emph{</text:span><text:span text:style-name="T23">naturphilosophie</text:span><text:span text:style-name="T41">}</text:span><text:span text:style-name="T23"> and who are only attentively trying to observe phenomena, which they will then classify and make use of...</text:span><text:span text:style-name="T41">''\cite[p.18]{Stockmann}</text:span></text:p>
      <text:p text:style-name="P67"><text:span text:style-name="T23"/></text:p>
      <text:p text:style-name="P69"><text:span text:style-name="T36">In other words, </text:span><text:span text:style-name="T37">Chladni </text:span><text:span text:style-name="T38">seemed </text:span><text:span text:style-name="T41">a lot </text:span><text:span text:style-name="T38">like</text:span><text:span text:style-name="T37"> an insurance salesman.</text:span></text:p>
      <text:p text:style-name="P67"/>
      <text:p text:style-name="P75"><text:span text:style-name="T23">Goethe </text:span><text:span text:style-name="T38">later </text:span><text:span text:style-name="T23">recognized similarities between the patterns Chladni found and other patterns in nature</text:span><text:span text:style-name="T24">, in particular, </text:span><text:span text:style-name="T23">Johann Seebeck's work with polarized light</text:span><text:span text:style-name="T24">. Goethe believed this to be proof that there was an underlying </text:span><text:span text:style-name="T26">principle</text:span><text:span text:style-name="T24"> connecting the two phenomena, and, by extension, all phenomena</text:span><text:span text:style-name="T27">.</text:span><text:span text:style-name="T41">\cite[p.~17]{</text:span><text:span text:style-name="T24">bonds</text:span><text:span text:style-name="T41">}</text:span><text:span text:style-name="T27"> Later, </text:span><text:span text:style-name="T36">perhaps </text:span><text:span text:style-name="T27">once Chladni's contributions </text:span><text:span text:style-name="T28">in other areas of inquiry became evident,</text:span><text:span text:style-name="T27"> Goethe would praise Chladni</text:span><text:span text:style-name="T28">:</text:span><text:span text:style-name="T41"> ``</text:span><text:span text:style-name="T28">...an ingenious man feels the impetus to study two natural phenomena which are far away from each other, and investigates both of them continuously</text:span><text:span text:style-name="T41">.''\cite[p.~31]{Ullman}</text:span></text:p>
      <text:p text:style-name="P67"><text:span text:style-name="T28"/></text:p>
      <text:p text:style-name="P75"><text:span text:style-name="T29">Word of Chladni's</text:span><text:span text:style-name="T21"> experiments </text:span><text:span text:style-name="T29">also </text:span><text:span text:style-name="T28">had a profound effect on Ralph Waldo Emerson, who believed the symmetrical, undulating patterns he had found represented a portal to the supernatural. As such, Chladni's plates proved that an experience of the transcendent could be achieved through music</text:span><text:span text:style-name="T29">: </text:span><text:span text:style-name="T41">``</text:span><text:span text:style-name="T29">Orpheus, then, is no fable: Sing, and the rocks will crystallize; Sing, and the plants will organize.</text:span><text:span text:style-name="T41">''\cite[p.~15]{</text:span><text:span text:style-name="T29">Bonds</text:span><text:span text:style-name="T41">}</text:span></text:p>
      <text:p text:style-name="P75"><text:span text:style-name="T41"/></text:p>
      <text:p text:style-name="P75"><text:span text:style-name="T41">Furthermore, it is reasonable to believe there are certain themes---regardless of their veracity---in the story of Chladni that must have made him especially heroic to some. He was essentially a self-made man, who not only worked outside of the accepted realm of a natural scientist, but thrived there. </text:span></text:p>
      <text:p text:style-name="P67"><text:span text:style-name="T29"/></text:p>
      <text:p text:style-name="P67"><text:span text:style-name="T32">Finally, we can approach the puzzling case of Dr. Hans Jenny. It is difficult to find </text:span><text:span text:style-name="T33">anything of credible substance on the man</text:span><text:span text:style-name="T34">.</text:span><text:span text:style-name="T33"> </text:span><text:span text:style-name="T34">P</text:span><text:span text:style-name="T33">erhaps </text:span><text:span text:style-name="T34">this fact</text:span><text:span text:style-name="T33"> speaks more to the </text:span><text:span text:style-name="T34">chauvinism of the academy---the author included---than anything else: Jenny certainly seems to have a lot of supporters, and no</text:span><text:span text:style-name="T41">t very many</text:span><text:span text:style-name="T34"> biographers. His own books are readily available, however, and the two volumes of </text:span><text:soft-page-break/><text:span text:style-name="T41">\underline{</text:span><text:span text:style-name="T34">Cymatics</text:span><text:span text:style-name="T41">}</text:span><text:span text:style-name="T34"> paint a rather enigmatic picture.</text:span></text:p>
      <text:p text:style-name="P32"><text:span text:style-name="T130"/></text:p>
      <text:p text:style-name="P67"><text:span text:style-name="T179">``</text:span><text:span text:style-name="T157">However natural these things may seem, they are.[sic] in fact, not. It must be realized that this periodicity represents an aspect of the world, and at first its mysteriousness always inspires a feeling of the greatest astonishment.</text:span><text:span text:style-name="T179">''</text:span><text:span text:style-name="T158"> </text:span><text:span text:style-name="T183">\cite[p.~16]{</text:span><text:span text:style-name="T158">Jenny</text:span><text:span text:style-name="T183">2001}</text:span></text:p>
      <text:p text:style-name="P67"><text:span text:style-name="T157"/></text:p>
      <text:p text:style-name="P69"><text:span text:style-name="T181">T</text:span><text:span text:style-name="T157">he book</text:span><text:span text:style-name="T159">'</text:span><text:span text:style-name="T157">s eponymous thesis</text:span><text:span text:style-name="T181"> </text:span><text:span text:style-name="T157">states, roughly, that the entire world is made up of waves</text:span><text:span text:style-name="T164">, having m</text:span><text:span text:style-name="T157">omentarily paus</text:span><text:span text:style-name="T164">ed </text:span><text:span text:style-name="T157">a torrent of terms related to cellular tissue and organs and organelles</text:span><text:span text:style-name="T164">. </text:span><text:span text:style-name="T35">The book itself is a collection of masterfully taken photographs of phantasmagoria, in the illustration of </text:span><text:span text:style-name="T156">the vast interconnected system of universal principles. </text:span><text:span text:style-name="T157">He makes enormous lists of only somewhat categorized phenomena, using contrast between the items to convey the breadth of his theories. He is almost always pictured surrounded with scientific equipment. </text:span></text:p>
      <text:p text:style-name="P69"><text:span text:style-name="T157"/></text:p>
      <text:p text:style-name="P77"><text:span text:style-name="T181">Cause and Effect</text:span></text:p>
      <text:p text:style-name="P69"><text:span text:style-name="T157"/></text:p>
      <text:p text:style-name="P35"><text:span text:style-name="T95">L</text:span><text:span text:style-name="T177">ucier</text:span><text:span text:style-name="T95">'s natural intelligence cannot be properly interpreted by human intelligence. In order to gain an understanding of it we must contemplate it directly, without bias. When the aspect of nature L</text:span><text:span text:style-name="T177">ucier</text:span><text:span text:style-name="T95"> wants to frame cannot be directly perceived, </text:span><text:span text:style-name="T96">technology must serve as a mediator. Categorically a product of human intelligence,</text:span><text:span text:style-name="T132"> however,</text:span><text:span text:style-name="T96"> technology can only translate natural intelligence if it is unbiased. </text:span></text:p>
      <text:p text:style-name="P35"><text:span text:style-name="T96"/></text:p>
      <text:p text:style-name="P35"><text:span text:style-name="T96">Therefore, L</text:span><text:span text:style-name="T177">ucier</text:span><text:span text:style-name="T96"> frequently makes the claim that the tools employed in his early compositions are intended to be prosthetics of the sensory organs, and not musical instruments: </text:span><text:span text:style-name="T177">``</text:span><text:span text:style-name="T96">Acoustical test equipment is, by its very nature, free of content. What goes into a material or environment to be tested must be neutral so that the results are unbiased.</text:span><text:span text:style-name="T177">''\cite[p.~456]{lucier1995}</text:span><text:span text:style-name="T96"> </text:span><text:span text:style-name="T132">T</text:span><text:span text:style-name="T96">he activities permitted by this method of knowing must fall short of aesthetic interpretation</text:span><text:span text:style-name="T132"> in order to be acceptable</text:span><text:span text:style-name="T96">. He describes the appropriate examples of contemplation of the natural as </text:span><text:span text:style-name="T177">``</text:span><text:span text:style-name="T96">testing, probing, exp</text:span><text:span text:style-name="T97">l</text:span><text:span text:style-name="T96">oring.</text:span><text:span text:style-name="T177">''\cite[p.~440]{lucier1995}</text:span><text:span text:style-name="T97"> In a word: measurement.</text:span></text:p>
      <text:p text:style-name="P34"><text:span text:style-name="T97"/></text:p>
      <text:p text:style-name="P34"><text:span text:style-name="T97">The word </text:span><text:span text:style-name="T177">``</text:span><text:span text:style-name="T97">measurement,</text:span><text:span text:style-name="T177">''</text:span><text:span text:style-name="T97"> in this context, does not precisely connote other </text:span><text:span text:style-name="T177">possible </text:span><text:span text:style-name="T97">uses of the term. E.g, measurement does not mean the same thing to L</text:span><text:span text:style-name="T177">ucier</text:span><text:span text:style-name="T97"> as it </text:span><text:span text:style-name="T177">did</text:span><text:span text:style-name="T97"> to Cage. L</text:span><text:span text:style-name="T177">ucier</text:span><text:span text:style-name="T97"> makes this very clear in </text:span><text:span text:style-name="T177">the</text:span><text:span text:style-name="T97"> accounts of his own work and</text:span><text:span text:style-name="T177"> that</text:span><text:span text:style-name="T97"> of his colleague's. </text:span><text:span text:style-name="T98">According to L</text:span><text:span text:style-name="T177">ucier</text:span><text:span text:style-name="T98">, and to Cage himself,</text:span><text:span text:style-name="T97"> Cage's work</text:span><text:span text:style-name="T98"> often</text:span><text:span text:style-name="T97"> </text:span><text:span text:style-name="T98">uses measurement as a means to construct the experience of acausality. As a result, the Cagean measurement typically quantifies its results, so they can be made illegible through incongruous translation. </text:span></text:p>
      <text:p text:style-name="P34"><text:span text:style-name="T131"/></text:p>
      <text:p text:style-name="P34"><text:span text:style-name="T98">By contrast, the measurements </text:span><text:span text:style-name="T130">permitted by </text:span><text:span text:style-name="T98">L</text:span><text:span text:style-name="T182">ucier</text:span><text:span text:style-name="T98">'s early compositions are frequently qualitative, and </text:span><text:span text:style-name="T177">more concerned</text:span><text:span text:style-name="T98"> with observation: </text:span><text:span text:style-name="T177">``</text:span><text:span text:style-name="T98">My pieces are cause and effect whereas Cage's are not.</text:span><text:span text:style-name="T99"> ...</text:span><text:span text:style-name="T98"> I don't get in the middle and destroy the relationship.</text:span><text:span text:style-name="T177">''\cite[p.~230]{lucier1995}</text:span><text:span text:style-name="T98"> </text:span><text:span text:style-name="T131">Perhaps t</text:span><text:span text:style-name="T99">his explains why, for example, L</text:span><text:span text:style-name="T177">ucier</text:span><text:span text:style-name="T99"> never specifies numerical measurements for "Music on a Long Thin Wire." Because his object is the natural intelligence latent in the physical system, with all its particular eccentricities, L</text:span><text:span text:style-name="T177">ucier's early work</text:span><text:span text:style-name="T99"> privileges certain forms of measurement over others.</text:span><text:span text:style-name="T130"> This is because Lucier </text:span><text:span text:style-name="T131">was playing with the notion of </text:span><text:span text:style-name="T135">the legitimacy of </text:span><text:span text:style-name="T131">scientific </text:span><text:span text:style-name="T132">modes of observation. His early compositions </text:span><text:span text:style-name="T177">seem to propose</text:span><text:span text:style-name="T132"> that </text:span><text:span text:style-name="T130">the forms of measurement afforded by </text:span><text:span text:style-name="T132">scientific </text:span><text:span text:style-name="T130">observation alone are sufficient to achieve transcendence.</text:span><text:span text:style-name="T132"> </text:span><text:span text:style-name="T130">To </text:span><text:span text:style-name="T177">``</text:span><text:span text:style-name="T130">get in the middl</text:span><text:span text:style-name="T177">e''</text:span><text:span text:style-name="T130"> would suggest that one is no longer observing the system in its natural state. </text:span></text:p>
      <text:p text:style-name="P34"><text:span text:style-name="T130"/></text:p>
      <text:p text:style-name="P35"><text:span text:style-name="T181">Tellingly, Lucier describes the process of arriving at ``Vespers'' as a process of looking outside.</text:span><text:span text:style-name="T182">\cite[p.84]{lucier2012}</text:span><text:span text:style-name="T181"> At this point in his aesthetic development, the measurement of the </text:span><text:soft-page-break/><text:span text:style-name="T181">natural world provides him a way to escape his own expectations. The exploration of space in the context of <text:s/>``Vespers'' brings us into a direct experience of the life of a space. Furthermore, ``Vespers'' brings its performers </text:span><text:span text:style-name="T182">a state where they must contend with the task of being so restricted. As a composition, the piece is typical for the way Lucier's early works use measurement- there is no guide, no organizing principle, not even a singular \emph{ending}. Imagine if Lucier attempted to write a piece like ``Vespers'' again today. The relationship that is posed between human and animal would be significantly altered. In fact, the piece doesn't require bats to function at all.</text:span></text:p>
      <text:p text:style-name="P76"><text:span text:style-name="T172"/></text:p>
      <text:p text:style-name="P76"><text:span text:style-name="T172">T</text:span><text:span text:style-name="T166">he role of science in our culture</text:span><text:span text:style-name="T172"> seems to</text:span><text:span text:style-name="T166"> ha</text:span><text:span text:style-name="T172">ve</text:span><text:span text:style-name="T166"> changed in the last few decades. </text:span><text:span text:style-name="T172">Bruno Latour puts it </text:span><text:span text:style-name="T180">succinctly</text:span><text:span text:style-name="T172">: </text:span><text:span text:style-name="T167">"Scientists no longer appear as a voice from nowhere mysteriously fused with the undisputable[sic] necessity of matters of facts." </text:span><text:span text:style-name="T182">\cite{</text:span><text:span text:style-name="T167">Latour2011</text:span><text:span text:style-name="T182">}</text:span><text:span text:style-name="T167"> </text:span>These days, <text:span text:style-name="T168">many of us</text:span><text:span text:style-name="T167"> have come to accept that </text:span><text:span text:style-name="T172">science</text:span><text:span text:style-name="T167"> is no longer apolitical</text:span><text:span text:style-name="T172">, if it ever had been in the first place</text:span><text:span text:style-name="T167">.</text:span><text:span text:style-name="T168"> </text:span><text:span text:style-name="T130">Underscoring </text:span><text:span text:style-name="T133">the assumption of the neutrality of scientific </text:span><text:span text:style-name="T130">measurement is the commonly excepted belief that we, who have developed cities, are modern, and therefore removed from nature</text:span><text:span text:style-name="T182"> entirely. Of course, this has never been the case.</text:span></text:p>
      <text:p text:style-name="P71"><text:span text:style-name="T168"/></text:p>
      <text:p text:style-name="P71"><text:span text:style-name="T180">L</text:span><text:span text:style-name="T133">ater in his career</text:span><text:span text:style-name="T132">, Lucier would move away from signifiers of </text:span><text:span text:style-name="T170">science</text:span><text:span text:style-name="T132"> as a method for</text:span><text:span text:style-name="T170"> legitimizing</text:span><text:span text:style-name="T132"> his</text:span><text:span text:style-name="T170"> characteristic</text:span><text:span text:style-name="T132"> </text:span><text:span text:style-name="T170">exploratory measurements</text:span><text:span text:style-name="T132">. </text:span><text:span text:style-name="T169">Since the 80's, his work has become more indicative of a deep appreciation for the Western Tradition. </text:span><text:span text:style-name="T170">This reconciliation could only come about because of the process he went through in the 70's, of turning away from his </text:span><text:span text:style-name="T171">"Bach, Beethoven, and Brahms,"(109 p.1) to develop a separate narrative, populated with characters who</text:span><text:span text:style-name="T172">, in all likelihood,</text:span><text:span text:style-name="T173"> all sell insurance for a living</text:span><text:span text:style-name="T171">.</text:span></text:p>
      <text:p text:style-name="P71"><text:span text:style-name="T170"/></text:p>
      <text:p text:style-name="P71"><text:span text:style-name="T170"/></text:p>
      <text:p text:style-name="P70"><text:span text:style-name="T132"/></text:p>
      <text:p text:style-name="P70"><text:span text:style-name="T132"/></text:p>
      <text:p text:style-name="P70"><text:span text:style-name="T132"/></text:p>
      <text:p text:style-name="P70"><text:span text:style-name="T132"/></text:p>
      <text:p text:style-name="P70"><text:span text:style-name="T132"/></text:p>
      <text:p text:style-name="P70"><text:span text:style-name="T130">Underscoring </text:span><text:span text:style-name="T133">the assumption of the neutrality of scientific </text:span><text:span text:style-name="T130">measurement is the commonly excepted belief that we, who have developed cities, are modern, and therefore removed from the world of nature. It follows quite naturally from the idea that empiricism is a </text:span><text:span text:style-name="T131">privileged form of knowledge, and that the world </text:span></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92"/></text:p>
      <text:p text:style-name="P29"><text:span text:style-name="T151"/></text:p>
      <text:p text:style-name="P29"><text:span text:style-name="T151"/></text:p>
      <text:p text:style-name="P29"><text:span text:style-name="T151">Furthermore, the lives of the two men directly implicated by the piece, even as separate from the text-score, suggest that Lucier has a complex relationship with scientific inquiry. </text:span><text:span text:style-name="T93">Both Jenny and Chladni</text:span><text:span text:style-name="T150"> </text:span><text:span text:style-name="T93">participated uniquely and singularly in the formation of the hypothesis of </text:span><text:span text:style-name="T150">natural</text:span><text:span text:style-name="T93"> intelligence, as interpreted by Lucier and many others. </text:span></text:p>
      <text:p text:style-name="P29"><text:soft-page-break/><text:span text:style-name="T95"/></text:p>
      <text:p text:style-name="P29"><text:span text:style-name="T95">L's natural intelligence cannot be properly interpreted by human intelligence. In order to gain an understanding of it we must contemplate it directly, without bias. When the aspect of nature L wants to frame cannot be directly perceived, </text:span><text:span text:style-name="T96">technology must serve as a mediator. Categorically a product of human intelligence,</text:span><text:span text:style-name="T132"> however,</text:span><text:span text:style-name="T96"> technology can only translate natural intelligence if it is unbiased. Therefore, L frequently makes the claim that the tools employed in his early compositions are intended to be prosthetics of the sensory organs, and not musical instruments: "Acoustical test equipment is, by its very nature, free of content. What goes into a material or environment to be tested must be neutral so that the results are unbiased."(al p.456) </text:span><text:span text:style-name="T132">T</text:span><text:span text:style-name="T96">he activities permitted by this method of knowing must fall short of aesthetic interpretation</text:span><text:span text:style-name="T132"> in order to be acceptable</text:span><text:span text:style-name="T96">. He describes the appropriate examples of contemplation of the natural as "testing, probing, exp</text:span><text:span text:style-name="T97">l</text:span><text:span text:style-name="T96">oring."(al p.440)</text:span><text:span text:style-name="T97"> In a word: measurement.</text:span></text:p>
      <text:p text:style-name="P29"><text:span text:style-name="T97"/></text:p>
      <text:p text:style-name="P29"><text:span text:style-name="T97">The word "measurement," in this context, does not precisely connote other uses of the term. E.g, measurement does not mean the same thing to L as it does to Cage. L makes this very clear in his accounts of his own work and of his colleague's. </text:span><text:span text:style-name="T98">According to L, and to Cage himself,</text:span><text:span text:style-name="T97"> Cage's work</text:span><text:span text:style-name="T98"> often</text:span><text:span text:style-name="T97"> </text:span><text:span text:style-name="T98">uses measurement as a means to construct the experience of acausality. As a result, the Cagean measurement typically quantifies its results, so they can be made illegible through incongruous translation. </text:span></text:p>
      <text:p text:style-name="P29"><text:span text:style-name="T131"/></text:p>
      <text:p text:style-name="P29"><text:span text:style-name="T98">By contrast, the measurements </text:span><text:span text:style-name="T130">permitted by </text:span><text:span text:style-name="T98">L's early compositions are frequently qualitative, and on a par with observation: "My pieces are cause and effect whereas Cage's are not.</text:span><text:span text:style-name="T99"> ...</text:span><text:span text:style-name="T98"> I don't get in the middle and destroy the relationship." (al p.230) </text:span><text:span text:style-name="T131">Perhaps t</text:span><text:span text:style-name="T99">his explains why, for example, L never specifies numerical measurements for "Music on a Long Thin Wire." Because his object is the natural intelligence latent in the physical system, with all its particular eccentricities, L privileges certain forms of measurement over others.</text:span><text:span text:style-name="T130"> This is because Lucier </text:span><text:span text:style-name="T131">was playing with the notion of </text:span><text:span text:style-name="T135">the legitimacy of </text:span><text:span text:style-name="T131">scientific </text:span><text:span text:style-name="T132">modes of observation. His early compositions suppose that </text:span><text:span text:style-name="T130">the forms of measurement afforded by </text:span><text:span text:style-name="T132">scientific </text:span><text:span text:style-name="T130">observation alone are sufficient to achieve transcendence.</text:span><text:span text:style-name="T132"> </text:span><text:span text:style-name="T130">To "get in the middle" would suggest that one is no longer observing the system in its natural state. </text:span></text:p>
      <text:p text:style-name="P29"><text:span text:style-name="T155"/></text:p>
      <text:p text:style-name="P29"><text:span text:style-name="T155"/></text:p>
      <text:p text:style-name="P29"><text:span text:style-name="T155"/></text:p>
      <text:p text:style-name="P29"><text:span text:style-name="T155"/></text:p>
      <text:p text:style-name="P46"><text:span text:style-name="T159"/></text:p>
      <text:p text:style-name="P66"><text:span text:style-name="T157"/></text:p>
      <text:p text:style-name="P66"><text:span text:style-name="T157"/></text:p>
      <text:p text:style-name="P66"><text:span text:style-name="T157"/></text:p>
      <text:p text:style-name="P31"><text:span text:style-name="T157">Jenny's research is portrayed </text:span></text:p>
      <text:p text:style-name="P66"><text:span text:style-name="T157"/></text:p>
      <text:p text:style-name="P63"><text:span text:style-name="T136">Lucier appears to be suggesting that <text:s/>these vibratory patterns will reveal something essential to us</text:span><text:span text:style-name="T137"> our identity. His way of expressing this to us is: </text:span></text:p>
      <text:p text:style-name="P62"><text:span text:style-name="T137"/></text:p>
      <text:p text:style-name="P62"><text:span text:style-name="T136">"discover in real time the visual images characteristic of the identity of the performing ensemble</text:span><text:span text:style-name="T137"> with respect to the time and place of the performance</text:span><text:span text:style-name="T136">" </text:span><text:span text:style-name="T137"><text:s/><text:tab/></text:span></text:p>
      <text:p text:style-name="P61"><text:span text:style-name="T135"/></text:p>
      <text:p text:style-name="P25"><text:span text:style-name="T132"/></text:p>
      <text:p text:style-name="P25"><text:span text:style-name="T132"/></text:p>
      <text:p text:style-name="P26"><text:span text:style-name="T131"/></text:p>
      <text:p text:style-name="P25"><text:span text:style-name="T130"/></text:p>
      <text:p text:style-name="P25"><text:span text:style-name="T130"/></text:p>
      <text:p text:style-name="P25"><text:soft-page-break/><text:span text:style-name="T130"/></text:p>
      <text:p text:style-name="P25"><text:span text:style-name="T130"/></text:p>
      <text:p text:style-name="P24"><text:span text:style-name="T131"><text:tab/>Of course, this "natural state" is in fact the result of </text:span></text:p>
      <text:p text:style-name="P24"><text:span text:style-name="T130"><text:tab/></text:span><text:span text:style-name="T131">However, thit is not clear whether Lucier means to assert that </text:span></text:p>
      <text:p text:style-name="P24"><text:span text:style-name="T131"/></text:p>
      <text:p text:style-name="P24"><text:span text:style-name="T131"/></text:p>
      <text:p text:style-name="P24"><text:span text:style-name="T131"/></text:p>
      <text:p text:style-name="P23"><text:span text:style-name="T130"><text:tab/><text:tab/>separate from nature</text:span></text:p>
      <text:p text:style-name="P23"><text:span text:style-name="T130"><text:tab/><text:tab/>developed because of science</text:span></text:p>
      <text:p text:style-name="P23"><text:span text:style-name="T130"/></text:p>
      <text:p text:style-name="P23"><text:span text:style-name="T99"><text:s/>The forms of measurement which require interpretation are not measurement to L. Tuning the wire does not qualify as measurement, but the faithful presentation of the system, through amplification</text:span><text:span text:style-name="T128">,</text:span><text:span text:style-name="T99"> does. </text:span></text:p>
      <text:p text:style-name="P22"><text:span text:style-name="T129"><text:tab/>In other words, the signifiers of the scientific method, provide L with a means for transcending his compositional habits. </text:span></text:p>
      <text:p text:style-name="P22"><text:span text:style-name="T129"><text:tab/>L is not a scientist, however he defers to science as a method for e is not expected to act like one, </text:span></text:p>
      <text:p text:style-name="P57"><text:span text:style-name="T126"/></text:p>
      <text:p text:style-name="P57"><text:span text:style-name="T129"/></text:p>
      <text:p text:style-name="P60"><text:span text:style-name="T129"/></text:p>
      <text:p text:style-name="P60"><text:span text:style-name="T129"/></text:p>
      <text:p text:style-name="P60"><text:span text:style-name="T129">The difference here is that, in L's work, he operates under a different set of social forces. </text:span></text:p>
      <text:p text:style-name="P58"><text:span text:style-name="T129"/></text:p>
      <text:p text:style-name="P58"><text:span text:style-name="T128"/></text:p>
      <text:p text:style-name="P58"><text:span text:style-name="T128"/></text:p>
      <text:p text:style-name="P59"><text:span text:style-name="T25"><text:s/><text:tab/></text:span></text:p>
      <text:p text:style-name="P58"><text:span text:style-name="T128"/></text:p>
      <text:p text:style-name="P58"><text:span text:style-name="T63"><text:tab/></text:span></text:p>
      <text:p text:style-name="P39"><text:span text:style-name="T100"/></text:p>
      <text:p text:style-name="P39"><text:span text:style-name="T100"/></text:p>
      <text:p text:style-name="P39"><text:span text:style-name="T100"/></text:p>
      <text:p text:style-name="P57"><text:span text:style-name="T126"><text:tab/>In the </text:span></text:p>
      <text:p text:style-name="P47"><text:span text:style-name="T101"/></text:p>
      <text:p text:style-name="P48"><text:span text:style-name="T106"><text:tab/></text:span><text:span text:style-name="T104">From an early age, </text:span><text:span text:style-name="T101">EFC wanted to study </text:span><text:span text:style-name="T105">natural science</text:span><text:span text:style-name="T101">. He was also curious about </text:span><text:span text:style-name="T117">music</text:span><text:span text:style-name="T102">. However, his father</text:span><text:span text:style-name="T106">, EMC</text:span><text:span text:style-name="T102">, a councilor of the Electorate of Saxony and professor of law at the University of Wittenberg, pressured EFC into following in his footsteps.</text:span><text:span text:style-name="T103"> At 19, EFC would study law under his father at the University of Wittenberg in exchange for the permission to begin studying music.</text:span><text:span text:style-name="T102"> He withstood several years of the program at Wittenberg, until 1778, when </text:span><text:span text:style-name="T103">a</text:span><text:span text:style-name="T102"> </text:span><text:span text:style-name="T103">22 year-old EFC</text:span><text:span text:style-name="T102"> transfered to Leipzig to p</text:span><text:span text:style-name="T103">ursue education with slightly more autonomy. He graduated by the time he was 26, with a degree in Law and a second degree in Philosophy. </text:span><text:span text:style-name="T106">His father died that same year.</text:span><text:span text:style-name="T103">(Ullmann, p.25, Stockmann, p16)</text:span></text:p>
      <text:p text:style-name="P49"><text:span text:style-name="T106"><text:tab/>After his father's death, EFC moved back to Wittenberg to take care of his stepmother. No longer under his father's shadow, EFC began to experiment more seriously with natural science. In particular, he began to study </text:span><text:span text:style-name="T107">structural</text:span><text:span text:style-name="T106"> vibrations.</text:span><text:span text:style-name="T107"> He supported himself by giving lectures, at first in law, then in mathematics. The following year</text:span><text:span text:style-name="T106">, he applied for an open position in the Mathematics department at the University, but soon after the position was canceled. </text:span><text:span text:style-name="T107">He continued supporting himself by independently lecturing on topics unrelated to vibration, performing experiments in his free time. (Ullmann 27)</text:span></text:p>
      <text:p text:style-name="P52"><text:span text:style-name="T107"><text:tab/>It was not until 1786, four years after the move back into his childhood home, that he began </text:span><text:soft-page-break/><text:span text:style-name="T107">lecturing on </text:span><text:span text:style-name="T117">acoustics</text:span><text:span text:style-name="T107">. </text:span><text:span text:style-name="T108">He had spent those four years tackling open problems in the </text:span><text:span text:style-name="T117">field</text:span><text:span text:style-name="T108">: "...I performed experiments on transversal [sic] vibrations of rods, which had been the subject of theoretical studies of Leonhard Euler and Daniel Bernoulli, and then on the vibrations of plates, which were an unknown field."(trans. Ullmann p.27)</text:span><text:span text:style-name="T119"> EFC had also begun building novel instruments, largely inspired by the glass harmonica, which he had read about in a publication by Nicolaus Forkel. This also convinced him to use a bow to excite the resonances in his objects, rather than merely exciting them with tapping. (Ullmann, 27)</text:span></text:p>
      <text:p text:style-name="P52"><text:span text:style-name="T119"><text:tab/></text:span><text:span text:style-name="T117">He had</text:span><text:span text:style-name="T119"> also</text:span><text:span text:style-name="T117"> read about the experiments of Georg Christoph Lichtenberg, wh</text:span><text:span text:style-name="T118">o in 1777 had become famous for his experiments with electricity. Lichtenberg created strikingly beautiful</text:span><text:span text:style-name="T119">, spidery</text:span><text:span text:style-name="T118"> figures by sprinkling various powders onto dielectric plate</text:span><text:span text:style-name="T119">s and applying current into them. </text:span><text:span text:style-name="T120">When EFC attempted this, however, an entirely different sort of pattern emerged. These would come to bear his name. (Ullmann, 27)</text:span></text:p>
      <text:p text:style-name="P53"><text:span text:style-name="T120"><text:tab/>EFC meticulously documented and cataloged the patterns he found. </text:span><text:span text:style-name="T121">For his first book, published in 1787, he included drawings of the patterns which emerged on each of the 11 plates he investigated. There were 166 of these figures total. This book, "\emph{Entdeckungen \ddot{u}ber die Theorie des Klanges}," provided empirical evidence which conflicted with Euler and Golovin's mathematical models of rigid plates. At the end of the book, he reiterated the open mathematical questions concomitant with constructing a new model. (Ulmann, 27)</text:span></text:p>
      <text:p text:style-name="P54"><text:span text:style-name="T121"><text:tab/></text:span><text:span text:style-name="T122">Meanwhile, EFC had effectively run out of money. His infrequent, part-time status as a guest lecturer barely made the man enough to support himself, much less his stepmother.</text:span><text:span text:style-name="T123">(Ullmann, p.28)</text:span><text:span text:style-name="T122"> </text:span><text:span text:style-name="T123">He decided to go on tour. He recalls, </text:span></text:p>
      <text:p text:style-name="P54"><text:span text:style-name="T123"/></text:p>
      <text:p text:style-name="P54"><text:span text:style-name="T123">"It occurred to me that an artist who knows how to give himself some publicity is less attached to a certain place and has more opportunities of being received kindly and profiting nearly everywhere than a scholar dedicated to the academic life, and I hoped to succeed likewise, not by means of virtuosity, because I had so late in life begun to learn music, but due to the invention of a new instrument." (trans. Stockmann, p.17)</text:span></text:p>
      <text:p text:style-name="P54"><text:span text:style-name="T123"/></text:p>
      <text:p text:style-name="P57"><text:span text:style-name="T126"><text:tab/></text:span><text:span text:style-name="T124">It is clear from his remarks that </text:span><text:span text:style-name="T123">EFC situated his findings as similar to, but distinct from, musical virtuosity.</text:span><text:span text:style-name="T125"> </text:span></text:p>
      <text:p text:style-name="P57"><text:span text:style-name="T125"/></text:p>
      <text:p text:style-name="P57"><text:span text:style-name="T126"/></text:p>
      <text:p text:style-name="P57"><text:span text:style-name="T125"/></text:p>
      <text:p text:style-name="P57"><text:span text:style-name="T125"/></text:p>
      <text:p text:style-name="P57"><text:span text:style-name="T125"/></text:p>
      <text:p text:style-name="P57"><text:span text:style-name="T124"><text:s/>He invented two novel musical instruments, both of which failed to capture the public's imagination nearly as effectively as his plate demonstrations. From 1792 - 1812 he traveled Europe, giving demonstrations of his findings. (Stockmann p.21) Early in his travels he met Lichtenberg, and their interaction sparked his interest in meteors, which, much later in life, would become the topic of his second contribution to the scientific community. (Ullman p 28) </text:span></text:p>
      <text:p text:style-name="P55"><text:span text:style-name="T124"><text:tab/></text:span></text:p>
      <text:p text:style-name="P56"><text:span text:style-name="T125"><text:tab/>Chladni's fame spread as he traveled. His </text:span></text:p>
      <text:p text:style-name="P56"><text:span text:style-name="T125"><text:tab/>Chladni's demonstrations, primarily aimed at the educated class, provided a </text:span></text:p>
      <text:p text:style-name="P52"><text:span text:style-name="T119"/></text:p>
      <text:p text:style-name="P52"><text:span text:style-name="T119"/></text:p>
      <text:p text:style-name="P51"><text:span text:style-name="T117">He published his findings the following year</text:span></text:p>
      <text:p text:style-name="P46"><text:span text:style-name="T90"><text:tab/></text:span></text:p>
      <text:p text:style-name="P39"><text:span text:style-name="T64"/></text:p>
      <text:p text:style-name="P40"><text:span text:style-name="T64">dither and warble</text:span></text:p>
      <text:p text:style-name="P38"><text:soft-page-break/><text:span text:style-name="T60"/></text:p>
      <text:p text:style-name="P38"><text:span text:style-name="T61">. This does not mean the same thing as unmusical: in interviews and in his writing, he is typically careful to place his work in a music-making context.</text:span><text:span text:style-name="T60"> a turning away from thematic elements that are endemic to music. He d</text:span></text:p>
      <text:p text:style-name="P3"><text:span text:style-name="T5"><text:tab/></text:span></text:p>
      <text:p text:style-name="P20"><text:span text:style-name="T60"><text:tab/></text:span></text:p>
      <text:p text:style-name="P3"><text:span text:style-name="T6"><text:tab/></text:span></text:p>
      <text:p text:style-name="P2"/>
      <text:p text:style-name="P4">I)<text:tab/><text:span text:style-name="T53">Lucier </text:span><text:span text:style-name="T4">- imagery dealing with nature</text:span></text:p>
      <text:p text:style-name="P9"><text:tab/>a)<text:tab/>eg – animal communication, acoustics, landscapes, biology</text:p>
      <text:p text:style-name="P9"><text:tab/>b)<text:tab/>these images serve to produce a spectacle</text:p>
      <text:p text:style-name="P9"><text:tab/>c)<text:tab/>frequently the performer must participate in embodied measurement</text:p>
      <text:p text:style-name="P4"><text:span text:style-name="T4"><text:tab/></text:span><text:span text:style-name="T53">d)<text:tab/>locating Lucier's work in the context of post-war American experimental music</text:span></text:p>
      <text:p text:style-name="P5"><text:span text:style-name="T4"><text:tab/></text:span><text:span text:style-name="T53">e</text:span><text:span text:style-name="T4">) <text:tab/></text:span>a cursory description of the pieces to be analyzed</text:p>
      <text:p text:style-name="P11"><text:tab/><text:tab/>1)<text:tab/>Vespers (1968)</text:p>
      <text:p text:style-name="P11"><text:tab/><text:tab/>2)<text:tab/>Queen of the South (1972)</text:p>
      <text:p text:style-name="P12"><text:tab/><text:tab/>3)<text:tab/>Bird and Person Dyning (1975)</text:p>
      <text:p text:style-name="P10">II)<text:tab/>Nature</text:p>
      <text:p text:style-name="P5"><text:span text:style-name="T4"><text:tab/>a)<text:tab/></text:span><text:span text:style-name="T44">latour</text:span><text:span text:style-name="T4"> </text:span><text:span text:style-name="T42">/ </text:span><text:span text:style-name="T46">foucault</text:span><text:span text:style-name="T43"> / </text:span><text:span text:style-name="T48">helmreich</text:span></text:p>
      <text:p text:style-name="P5"><text:span text:style-name="T4"><text:tab/><text:tab/></text:span><text:span text:style-name="T45">1)</text:span><text:span text:style-name="T42"><text:tab/>politicians have used the naturalist interpretation of science for legitimacy</text:span></text:p>
      <text:p text:style-name="P5"><text:span text:style-name="T42"><text:tab/><text:tab/><text:tab/></text:span><text:span text:style-name="T45">i)</text:span><text:span text:style-name="T42"> <text:tab/>naturalism uproots the results of science and expands them into world</text:span></text:p>
      <text:p text:style-name="P5"><text:span text:style-name="T45"><text:tab/><text:tab/><text:tab/>ii)</text:span><text:span text:style-name="T42"><text:tab/>seeks to unify scientific lab practices into a continuous domain</text:span></text:p>
      <text:p text:style-name="P5"><text:span text:style-name="T47"><text:tab/><text:tab/><text:tab/></text:span><text:span text:style-name="T46">iii)<text:tab/></text:span><text:span text:style-name="T50">supports a whig search for “origin”</text:span></text:p>
      <text:p text:style-name="P5"><text:span text:style-name="T42"><text:tab/><text:tab/></text:span><text:span text:style-name="T45">2)</text:span><text:span text:style-name="T42"> <text:tab/>naturalism as coming from the myth that the West was modern</text:span></text:p>
      <text:p text:style-name="P5"><text:span text:style-name="T45"><text:tab/><text:tab/><text:tab/>i)</text:span><text:span text:style-name="T42"><text:tab/>“occidentalism”</text:span></text:p>
      <text:p text:style-name="P5"><text:span text:style-name="T42"><text:tab/><text:tab/><text:tab/></text:span><text:span text:style-name="T48">ii)</text:span><text:span text:style-name="T46"><text:tab/></text:span><text:span text:style-name="T50">tendency to separate form from medium</text:span></text:p>
      <text:p text:style-name="P5"><text:span text:style-name="T42"><text:tab/><text:tab/></text:span><text:span text:style-name="T45">3)</text:span><text:span text:style-name="T42"><text:tab/>the reality: recent developments have made us more dependent</text:span></text:p>
      <text:p text:style-name="P5"><text:span text:style-name="T42"><text:tab/><text:tab/></text:span><text:span text:style-name="T45">4)</text:span><text:span text:style-name="T42"><text:tab/>universality / naturalisation of laws is not 'wrong,' necessarily</text:span></text:p>
      <text:p text:style-name="P5"><text:span text:style-name="T45"><text:tab/><text:tab/>5)</text:span><text:span text:style-name="T42"><text:tab/>scientists are no longer decoupled from their institutions</text:span></text:p>
      <text:p text:style-name="P5"><text:span text:style-name="T42"><text:tab/><text:tab/><text:tab/></text:span><text:span text:style-name="T46">i)<text:tab/></text:span><text:span text:style-name="T50">messy inner workings, mistakes</text:span></text:p>
      <text:p text:style-name="P6"><text:span text:style-name="T3"><text:tab/></text:span><text:span text:style-name="T43"><text:tab/><text:tab/></text:span><text:span text:style-name="T46">ii)</text:span><text:span text:style-name="T43"><text:tab/>sacrifice of subject of knowledge</text:span></text:p>
      <text:p text:style-name="P7"><text:span text:style-name="T46"><text:tab/><text:tab/><text:tab/></text:span><text:span text:style-name="T48">i</text:span><text:span text:style-name="T49">i</text:span><text:span text:style-name="T48">i)</text:span><text:span text:style-name="T43"><text:tab/></text:span><text:span text:style-name="T51">life / nature : given → contingent</text:span></text:p>
      <text:p text:style-name="P7"><text:span text:style-name="T52"><text:tab/></text:span><text:span text:style-name="T53">b)<text:tab/></text:span><text:span text:style-name="T51">bonds - “absolute music”</text:span></text:p>
      <text:p text:style-name="P7"><text:span text:style-name="T51"><text:tab/><text:tab/><text:tab/>1)<text:tab/></text:span><text:span text:style-name="T52">naturphilosophie – nature is given, immutable, complete</text:span></text:p>
      <text:p text:style-name="P13"><text:tab/><text:tab/><text:tab/>2) <text:tab/>Hanslick - beauty has a natural basis in form</text:p>
      <text:p text:style-name="P7"><text:span text:style-name="T52"><text:tab/><text:tab/><text:tab/><text:tab/></text:span><text:span text:style-name="T53">i)<text:tab/>a veiled appeal to the Absolute in musical beauty</text:span></text:p>
      <text:p text:style-name="P12"><text:tab/><text:tab/><text:tab/><text:tab/>ii)<text:tab/>absolute: free from representation</text:p>
      <text:p text:style-name="P7"><text:span text:style-name="T52"><text:tab/><text:tab/><text:tab/>3)<text:tab/></text:span><text:span text:style-name="T54">Hanslick refuses to accept n.p.'s reliance on metaphysics</text:span></text:p>
      <text:p text:style-name="P14"><text:tab/><text:tab/><text:tab/><text:tab/>i)<text:tab/>instead, he describes music as free from representation</text:p>
      <text:p text:style-name="P14"><text:tab/><text:tab/><text:tab/><text:tab/>ii)<text:tab/>and then defers to nature as source of universal laws</text:p>
      <text:p text:style-name="P8"><text:span text:style-name="T54"><text:tab/><text:tab/><text:tab/><text:tab/><text:tab/></text:span><text:span text:style-name="T55">a)<text:tab/>Beauty could be explained by nature</text:span></text:p>
      <text:p text:style-name="P15"><text:tab/><text:tab/><text:tab/><text:tab/><text:tab/>b)<text:tab/>musical beauty reflects all of beauty</text:p>
      <text:p text:style-name="P15"><text:tab/><text:tab/><text:tab/><text:tab/><text:tab/>c)<text:tab/>because natural phenomena reflect nature as a whole</text:p>
      <text:p text:style-name="P7"><text:span text:style-name="T54"><text:tab/><text:tab/><text:tab/><text:tab/><text:tab/></text:span><text:span text:style-name="T55">d</text:span><text:span text:style-name="T54">)<text:tab/>“motion”</text:span></text:p>
      <text:p text:style-name="P88">III) <text:tab/>a <text:span text:style-name="T58">genealogical</text:span> treatment of ernst chladni's discoveries in acoustics</text:p>
      <text:p text:style-name="P78"><text:span text:style-name="T1"><text:tab/>a) </text:span><text:span text:style-name="T2">a </text:span><text:span text:style-name="T15">short bio</text:span></text:p>
      <text:p text:style-name="P80"><text:tab/>b) how chladni <text:span text:style-name="T15">situated</text:span> his findings</text:p>
      <text:p text:style-name="P15"><text:tab/><text:tab/>1)<text:tab/>functioning similar to, but distinct from, musical virtuosity</text:p>
      <text:p text:style-name="P15"><text:tab/><text:tab/>2)<text:tab/>demonstrations- allowed him to travel</text:p>
      <text:p text:style-name="P15"><text:soft-page-break/><text:tab/><text:tab/>3)<text:tab/>appears more concerned with applications than theory</text:p>
      <text:p text:style-name="P15"><text:tab/><text:tab/><text:tab/>i)<text:tab/>his inventions meant more to him than sweeping statements</text:p>
      <text:p text:style-name="P15"><text:tab/><text:tab/><text:tab/>ii)<text:tab/>however, the spectacle his inventions produced incited others to make <text:tab/><text:tab/><text:tab/><text:tab/><text:tab/>sweeping statements of their own</text:p>
      <text:p text:style-name="P80"><text:span text:style-name="T15"><text:tab/>c</text:span>) encounter with <text:span text:style-name="T15">goethe</text:span> &amp; subsequent <text:span text:style-name="T15">interpretation</text:span> of chladni's laws</text:p>
      <text:p text:style-name="P81"><text:tab/><text:tab/><text:span text:style-name="T54">1)<text:tab/>Orsted links laws of nature → musical beauty</text:span></text:p>
      <text:p text:style-name="P85"><text:tab/><text:tab/><text:tab/>i)<text:tab/>therefore musical beauty is eternal</text:p>
      <text:p text:style-name="P8"><text:span text:style-name="T54"><text:tab/><text:tab/><text:tab/><text:tab/></text:span><text:span text:style-name="T55">a</text:span><text:span text:style-name="T54">)<text:tab/>Hanslick misrepresents Orsted in his assessment</text:span></text:p>
      <text:p text:style-name="P8"><text:span text:style-name="T54"><text:tab/><text:tab/><text:tab/><text:tab/></text:span><text:span text:style-name="T55">b</text:span><text:span text:style-name="T54">)<text:tab/>despite the fact that his conclusion is </text:span><text:span text:style-name="T55">essentially Orsted's</text:span></text:p>
      <text:p text:style-name="P87"><text:span text:style-name="T54"><text:tab/><text:tab/><text:tab/>ii)<text:tab/></text:span><text:span text:style-name="T55">Orsted </text:span><text:span text:style-name="T54">cites Chladni </text:span><text:span text:style-name="T55">figures as evidence of this</text:span></text:p>
      <text:p text:style-name="P15"><text:tab/><text:tab/>2)<text:tab/>many natural philosophers do this</text:p>
      <text:p text:style-name="P15"><text:tab/><text:tab/><text:tab/>i)<text:tab/>goethe, nageli, schelling</text:p>
      <text:p text:style-name="P82"><text:span text:style-name="T15"><text:tab/>d</text:span>) chladni's <text:span text:style-name="T56">encounters with napoleon</text:span></text:p>
      <text:p text:style-name="P89"><text:tab/><text:tab/>1)<text:tab/>offers chladni 6000 francs to publish Akustik in french</text:p>
      <text:p text:style-name="P89"><text:tab/><text:tab/><text:tab/>i)<text:tab/>subsequent dedication to napoleon</text:p>
      <text:p text:style-name="P89"><text:tab/><text:tab/><text:tab/>ii)<text:tab/>translation of “schall,” “klang,” and “ton”</text:p>
      <text:p text:style-name="P89"><text:tab/><text:tab/>2)<text:tab/>offers a reward to the person who can explain the figures mathematically</text:p>
      <text:p text:style-name="P89"><text:tab/><text:tab/><text:tab/>i)<text:tab/>deadline extended by 4 years</text:p>
      <text:p text:style-name="P89"><text:tab/><text:tab/><text:tab/>ii)<text:tab/>finally partially solved by Sophie Germain</text:p>
      <text:p text:style-name="P89"><text:tab/><text:tab/><text:tab/><text:tab/>a)<text:tab/>PDE correct, boundary conditions wrong</text:p>
      <text:p text:style-name="P89"><text:tab/><text:tab/><text:tab/><text:tab/>b)<text:tab/>Gustav Robert Kirchoff solves it</text:p>
      <text:p text:style-name="P89"><text:tab/><text:tab/>3)<text:tab/>makes the comment that the description of chladni patterns in more complex <text:tab/><text:tab/><text:tab/><text:tab/>shapes could be useful in other domains</text:p>
      <text:p text:style-name="P89"><text:tab/><text:tab/><text:tab/>i)<text:tab/>turns out he was right: equivalence between</text:p>
      <text:p text:style-name="P89"><text:tab/><text:tab/><text:tab/><text:tab/>a)<text:tab/>stationary wave eq</text:p>
      <text:p text:style-name="P89"><text:tab/><text:tab/><text:tab/><text:tab/>b)<text:tab/>helmholtz eq</text:p>
      <text:p text:style-name="P89"><text:tab/><text:tab/><text:tab/><text:tab/>c)<text:tab/>schrodinger eq</text:p>
      <text:p text:style-name="P89"><text:tab/><text:tab/><text:tab/>ii)<text:tab/>applications of irregular nodal patterns include</text:p>
      <text:p text:style-name="P89"><text:tab/><text:tab/><text:tab/><text:tab/>a)<text:tab/>quantum chaos</text:p>
      <text:p text:style-name="P89"><text:tab/><text:tab/><text:tab/><text:tab/>b)<text:tab/>optics</text:p>
      <text:p text:style-name="P89"><text:tab/><text:tab/><text:tab/><text:tab/>c)<text:tab/>earthquakes</text:p>
      <text:p text:style-name="P89"><text:tab/><text:tab/><text:tab/><text:tab/>d)<text:tab/>pattern formation in visual cortex</text:p>
      <text:p text:style-name="P83"><text:span text:style-name="T15">IV)<text:tab/>a </text:span><text:span text:style-name="T58">genealogical</text:span><text:span text:style-name="T15"> treatment of Hans Jenny's Cymatics</text:span></text:p>
      <text:p text:style-name="P83"><text:span text:style-name="T15"><text:tab/>a) </text:span><text:span text:style-name="T57"><text:tab/></text:span><text:span text:style-name="T15">short bio</text:span></text:p>
      <text:p text:style-name="P83"><text:span text:style-name="T15"><text:tab/>b) </text:span><text:span text:style-name="T57"><text:tab/></text:span><text:span text:style-name="T15">appeals to scientific method </text:span></text:p>
      <text:p text:style-name="P83"><text:span text:style-name="T15"><text:tab/>c) </text:span><text:span text:style-name="T57"><text:tab/></text:span><text:span text:style-name="T15">similarities with </text:span><text:span text:style-name="T12">naturphilosophie</text:span></text:p>
      <text:p text:style-name="P82"><text:span text:style-name="T13"><text:tab/><text:tab/></text:span><text:span text:style-name="T16">1)<text:tab/>anthroposophy</text:span></text:p>
      <text:p text:style-name="P82"><text:span text:style-name="T16"><text:tab/></text:span><text:span text:style-name="T17">d)<text:tab/>"Cymatics" book released 1967</text:span></text:p>
      <text:p text:style-name="P16"><text:tab/><text:tab/>1)<text:tab/>featured engaging visual display of wave phenomena</text:p>
      <text:p text:style-name="P16"><text:tab/><text:tab/>2)<text:tab/>appeals to universal laws connecting disparate fields of study</text:p>
      <text:p text:style-name="P16"><text:tab/><text:tab/>3)<text:tab/>emphasizes (without direct citation) that his work is empirical</text:p>
      <text:p text:style-name="P16"><text:tab/><text:tab/>4)<text:tab/>makes sweeping statements about nature and beauty</text:p>
      <text:p text:style-name="P16">V)<text:tab/>Analysis of language used in "Queen of the South"</text:p>
      <text:p text:style-name="P16"><text:tab/>a)<text:tab/>direct references to Chladni &amp; Jenny</text:p>
      <text:p text:style-name="P16"><text:tab/>b)<text:tab/>appropriates alchemical imagery</text:p>
      <text:p text:style-name="P16"><text:tab/>c)<text:tab/>performer's implied "character" could be allusion to scientific practices</text:p>
      <text:p text:style-name="P1"><text:span text:style-name="T17"><text:tab/>d)<text:tab/>what does this characterization impart to Lucier's </text:span><text:span text:style-name="T19">"measurement" </text:span><text:span text:style-name="T17">music</text:span><text:span text:style-name="T18">?</text:span></text:p>
      <text:p text:style-name="P17"><text:tab/><text:tab/>1)<text:tab/>an appeal to science as a solution to the contradictions of Modernism</text:p>
      <text:p text:style-name="P17"><text:tab/><text:tab/>2)<text:tab/>similar to chladni, these presentations function like musical virtuosity</text:p>
      <text:p text:style-name="P17"><text:soft-page-break/>VI)<text:tab/>Supporting evidence from Vespers</text:p>
      <text:p text:style-name="P17">VII)<text:tab/>Supporting evidence from Bird and Person Dyning</text:p>
      <text:p text:style-name="P17">VIII)<text:tab/>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03T10:22:47</meta:creation-date>
    <dc:date>2013-12-24T07:17:29</dc:date>
    <dc:creator>joe </dc:creator>
    <meta:editing-duration>P5DT8H40M47S</meta:editing-duration>
    <meta:editing-cycles>14</meta:editing-cycles>
    <meta:generator>LibreOffice/3.6$Linux_x86 LibreOffice_project/360m1$Build-2</meta:generator>
    <meta:document-statistic meta:table-count="0" meta:image-count="0" meta:object-count="0" meta:page-count="14" meta:paragraph-count="184" meta:word-count="5778" meta:character-count="37501" meta:non-whitespace-character-count="31601"/>
  </office:meta>
</office:document-meta>
</file>